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73in"/>
    </style:style>
    <style:style style:name="co2" style:family="table-column">
      <style:table-column-properties fo:break-before="auto" style:column-width="0.84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0.6917in"/>
    </style:style>
    <style:style style:name="co6" style:family="table-column">
      <style:table-column-properties fo:break-before="auto" style:column-width="1.9201in"/>
    </style:style>
    <style:style style:name="co7" style:family="table-column">
      <style:table-column-properties fo:break-before="auto" style:column-width="0.6327in"/>
    </style:style>
    <style:style style:name="co8" style:family="table-column">
      <style:table-column-properties fo:break-before="auto" style:column-width="0.7528in"/>
    </style:style>
    <style:style style:name="co9" style:family="table-column">
      <style:table-column-properties fo:break-before="auto" style:column-width="0.7311in"/>
    </style:style>
    <style:style style:name="co10" style:family="table-column">
      <style:table-column-properties fo:break-before="auto" style:column-width="2.1602in"/>
    </style:style>
    <style:style style:name="co11" style:family="table-column">
      <style:table-column-properties fo:break-before="auto" style:column-width="2.6299in"/>
    </style:style>
    <style:style style:name="co12" style:family="table-column">
      <style:table-column-properties fo:break-before="auto" style:column-width="2.0189in"/>
    </style:style>
    <style:style style:name="co13" style:family="table-column">
      <style:table-column-properties fo:break-before="auto" style:column-width="1.3752in"/>
    </style:style>
    <style:style style:name="co14" style:family="table-column">
      <style:table-column-properties fo:break-before="auto" style:column-width="0.9055in"/>
    </style:style>
    <style:style style:name="co15" style:family="table-column">
      <style:table-column-properties fo:break-before="auto" style:column-width="0.7091in"/>
    </style:style>
    <style:style style:name="co16" style:family="table-column">
      <style:table-column-properties fo:break-before="auto" style:column-width="0.7744in"/>
    </style:style>
    <style:style style:name="co17" style:family="table-column">
      <style:table-column-properties fo:break-before="auto" style:column-width="0.8728in"/>
    </style:style>
    <style:style style:name="co18" style:family="table-column">
      <style:table-column-properties fo:break-before="auto" style:column-width="0.4909in"/>
    </style:style>
    <style:style style:name="co19" style:family="table-column">
      <style:table-column-properties fo:break-before="auto" style:column-width="0.3492in"/>
    </style:style>
    <style:style style:name="co20" style:family="table-column">
      <style:table-column-properties fo:break-before="auto" style:column-width="1.6366in"/>
    </style:style>
    <style:style style:name="co21" style:family="table-column">
      <style:table-column-properties fo:break-before="auto" style:column-width="0.741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2291in"/>
    </style:style>
    <style:style style:name="co25" style:family="table-column">
      <style:table-column-properties fo:break-before="auto" style:column-width="0.5126in"/>
    </style:style>
    <style:style style:name="co26" style:family="table-column">
      <style:table-column-properties fo:break-before="auto" style:column-width="0.8945in"/>
    </style:style>
    <style:style style:name="co27" style:family="table-column">
      <style:table-column-properties fo:break-before="auto" style:column-width="0.7965in"/>
    </style:style>
    <style:style style:name="co28" style:family="table-column">
      <style:table-column-properties fo:break-before="auto" style:column-width="0.9165in"/>
    </style:style>
    <style:style style:name="co29" style:family="table-column">
      <style:table-column-properties fo:break-before="auto" style:column-width="1.1898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6764in"/>
    </style:style>
    <style:style style:name="co32" style:family="table-column">
      <style:table-column-properties fo:break-before="auto" style:column-width="0.6437in"/>
    </style:style>
    <style:style style:name="co33" style:family="table-column">
      <style:table-column-properties fo:break-before="auto" style:column-width="0.9819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3791in" fo:break-before="auto" style:use-optimal-row-height="true"/>
    </style:style>
    <style:style style:name="ro5" style:family="table-row">
      <style:table-row-properties style:row-height="0.3228in" fo:break-before="auto" style:use-optimal-row-height="true"/>
    </style:style>
    <style:style style:name="ro6" style:family="table-row">
      <style:table-row-properties style:row-height="0.2319in" fo:break-before="auto" style:use-optimal-row-height="true"/>
    </style:style>
    <style:style style:name="ro7" style:family="table-row">
      <style:table-row-properties style:row-height="0.1819in" fo:break-before="auto" style:use-optimal-row-height="true"/>
    </style:style>
    <style:style style:name="ta1" style:family="table" style:master-page-name="PageStyle_5f_Sport">
      <style:table-properties table:display="true" style:writing-mode="lr-tb"/>
    </style:style>
    <style:style style:name="ta2" style:family="table" style:master-page-name="PageStyle_5f_Giudici">
      <style:table-properties table:display="true" style:writing-mode="lr-tb"/>
    </style:style>
    <style:style style:name="ta3" style:family="table" style:master-page-name="PageStyle_5f_Tabella_20_Dati">
      <style:table-properties table:display="true" style:writing-mode="lr-tb"/>
    </style:style>
    <style:style style:name="ta4" style:family="table" style:master-page-name="PageStyle_5f_Nov_5f_05">
      <style:table-properties table:display="true" style:writing-mode="lr-tb"/>
    </style:style>
    <style:style style:name="ta5" style:family="table" style:master-page-name="PageStyle_5f_Dic_5f_05">
      <style:table-properties table:display="true" style:writing-mode="lr-tb"/>
    </style:style>
    <style:style style:name="ta6" style:family="table" style:master-page-name="PageStyle_5f_Riepilogo">
      <style:table-properties table:display="true" style:writing-mode="lr-tb"/>
    </style:style>
    <style:style style:name="ta7" style:family="table" style:master-page-name="PageStyle_5f_Grafico">
      <style:table-properties table:display="true" style:writing-mode="lr-tb"/>
    </style:style>
    <style:style style:name="ta8" style:family="table" style:master-page-name="PageStyle_5f_Casuale">
      <style:table-properties table:display="true" style:writing-mode="lr-tb"/>
    </style:style>
    <style:style style:name="ta9" style:family="table" style:master-page-name="PageStyle_5f_Reparti">
      <style:table-properties table:display="true" style:writing-mode="lr-tb"/>
    </style:style>
    <style:style style:name="ta10" style:family="table" style:master-page-name="PageStyle_5f_Cantine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color="#00008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" style:family="table-cell" style:parent-style-name="Default" style:data-style-name="N100"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6" style:family="table-cell" style:parent-style-name="Default"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3" style:family="table-cell" style:parent-style-name="Default"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8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138in solid #000000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138in solid #ffffff" fo:background-color="#c0c0c0" style:diagonal-bl-tr="none" style:diagonal-tl-br="none" style:text-align-source="value-type" style:repeat-content="false" fo:wrap-option="no-wrap" fo:border-left="0.0138in solid #808080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" style:family="table-cell" style:parent-style-name="Default">
      <style:table-cell-properties fo:background-color="#c0c0c0"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fo:border-bottom="0.0138in solid #000000" style:diagonal-bl-tr="none" style:diagonal-tl-br="none" fo:border-left="0.0138in solid #000000" fo:border-right="0.0138in solid #000000" fo:border-top="none"/>
    </style:style>
    <style:style style:name="ce26" style:family="table-cell" style:parent-style-name="Default">
      <style:table-cell-properties style:glyph-orientation-vertical="0" fo:border-bottom="0.0138in solid #ffffff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ffffff" fo:background-color="#c0c0c0" style:diagonal-bl-tr="none" style:diagonal-tl-br="none" style:text-align-source="value-type" style:repeat-content="false" fo:wrap-option="no-wrap" fo:border-left="none" style:direction="ltr" fo:border-right="0.0138in solid #ffffff" style:rotation-angle="0" style:rotation-align="none" style:shrink-to-fit="false" fo:border-top="0.0138in solid #80808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9" style:family="table-cell" style:parent-style-name="Excel_5f_BuiltIn_5f_Currency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fo:border="0.0138in solid #000000"/>
    </style:style>
    <style:style style:name="ce3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" style:family="table-cell" style:parent-style-name="Default" style:data-style-name="N36"/>
    <style:style style:name="ce36" style:family="table-cell" style:parent-style-name="Default" style:data-style-name="N10108"/>
    <style:style style:name="ce37" style:family="table-cell" style:parent-style-name="Default" style:data-style-name="N139"/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 style:data-style-name="N36">
      <style:table-cell-properties fo:border-bottom="none" style:diagonal-bl-tr="none" style:diagonal-tl-br="none" fo:border-left="0.0138in solid #000000" fo:border-right="none" fo:border-top="0.0138in solid #000000"/>
    </style:style>
    <style:style style:name="ce40" style:family="table-cell" style:parent-style-name="Default" style:data-style-name="N36">
      <style:table-cell-properties fo:border-bottom="none" style:diagonal-bl-tr="none" style:diagonal-tl-br="none" fo:border-left="0.0138in solid #000000" fo:border-right="none" fo:border-top="none"/>
    </style:style>
    <style:style style:name="ce41" style:family="table-cell" style:parent-style-name="Default" style:data-style-name="N36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 style:data-style-name="N141">
      <style:table-cell-properties fo:border-bottom="none" style:diagonal-bl-tr="none" style:diagonal-tl-br="none" fo:border-left="0.0138in solid #000000" fo:border-right="none" fo:border-top="0.0138in solid #000000"/>
    </style:style>
    <style:style style:name="ce43" style:family="table-cell" style:parent-style-name="Default" style:data-style-name="N141">
      <style:table-cell-properties fo:border-bottom="none" style:diagonal-bl-tr="none" style:diagonal-tl-br="none" fo:border-left="0.0138in solid #000000" fo:border-right="none" fo:border-top="none"/>
    </style:style>
    <style:style style:name="ce44" style:family="table-cell" style:parent-style-name="Default" style:data-style-name="N141">
      <style:table-cell-properties fo:border-bottom="0.0138in solid #000000" style:diagonal-bl-tr="none" style:diagonal-tl-br="none" fo:border-left="0.0138in solid #000000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 style:data-style-name="N141">
      <style:table-cell-properties fo:border-bottom="none" style:diagonal-bl-tr="none" style:diagonal-tl-br="none" fo:border-left="none" fo:border-right="none" fo:border-top="0.0138in solid #000000"/>
    </style:style>
    <style:style style:name="ce47" style:family="table-cell" style:parent-style-name="Default" style:data-style-name="N141"/>
    <style:style style:name="ce48" style:family="table-cell" style:parent-style-name="Default" style:data-style-name="N141">
      <style:table-cell-properties fo:border-bottom="0.0138in solid #000000" style:diagonal-bl-tr="none" style:diagonal-tl-br="none" fo:border-left="none" fo:border-right="none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0" style:family="table-cell" style:parent-style-name="Default" style:data-style-name="N141">
      <style:table-cell-properties fo:border-bottom="none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" style:family="table-cell" style:parent-style-name="Default" style:data-style-name="N141">
      <style:table-cell-properties fo:border-bottom="none" style:diagonal-bl-tr="none" style:diagonal-tl-br="none" fo:border-left="0.0138in solid #000000" fo:border-right="0.0138in solid #000000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" style:family="table-cell" style:parent-style-name="Default" style:data-style-name="N141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413in double #000000" style:border-line-width="0.0138in 0.0138in 0.0138in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413in double #000000" style:border-line-width-left="0.0138in 0.0138in 0.0138in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413in double #000000" style:border-line-width-left="0.0138in 0.0138in 0.0138in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413in double #000000" style:border-line-width-left="0.0138in 0.0138in 0.0138in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5">
      <style:table-cell-properties fo:border-bottom="0.0413in double #000000" style:border-line-width-bottom="0.0138in 0.0138in 0.0138in" style:diagonal-bl-tr="none" style:diagonal-tl-br="none" fo:border-left="0.0413in double #000000" style:border-line-width-left="0.0138in 0.0138in 0.0138in" fo:border-right="0.0008in solid #000000" fo:border-top="0.0008in solid #000000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413in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15">
      <style:table-cell-properties fo:border-bottom="0.0413in double #000000" style:border-line-width-bottom="0.0138in 0.0138in 0.0138in" style:diagonal-bl-tr="none" style:diagonal-tl-br="none" fo:border-left="0.0008in solid #000000" fo:border-right="0.0008in solid #000000" fo:border-top="0.0008in solid #000000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5f_BuiltIn_5f_Currency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413in double #000000" style:border-line-width-bottom="0.0138in 0.0138in 0.0138in" style:diagonal-bl-tr="none" style:diagonal-tl-br="none" style:text-align-source="fix" style:repeat-content="false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413in double #000000" style:border-line-width-top="0.0138in 0.0138in 0.0138in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Excel_5f_BuiltIn_5f_Currency">
      <style:table-cell-properties style:glyph-orientation-vertical="0" fo:border-bottom="0.000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Excel_5f_BuiltIn_5f_Currency">
      <style:table-cell-properties style:glyph-orientation-vertical="0" fo:border-bottom="0.0413in double #000000" style:border-line-width-bottom="0.0138in 0.0138in 0.0138in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0.0413in double #000000" style:border-line-width-right="0.0138in 0.0138in 0.0138in" style:rotation-angle="0" style:rotation-align="none" style:shrink-to-fit="false" fo:border-top="0.000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none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start" fo:margin-left="0in" style:writing-mode="page"/>
      <style:text-properties fo:color="#ffffff" style:text-outline="false" style:text-line-through-styl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346in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fo:color="#000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83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Comma" style:data-style-name="N143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Comma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89" style:family="table-cell" style:parent-style-name="Excel_5f_BuiltIn_5f_Currency">
      <style:table-cell-properties style:glyph-orientation-vertical="0"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800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 style:data-style-name="N115"/>
    <style:style style:name="ce92" style:family="table-cell" style:parent-style-name="Default">
      <style:table-cell-properties style:glyph-orientation-vertical="0" fo:border-bottom="0.0138in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80" style:text-outline="false" style:text-line-through-style="none" style:text-position="0% 100%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port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number-columns-repeated="246" table:default-cell-style-name="Default"/>
        <table:table-row table:style-name="ro1">
          <table:table-cell table:style-name="ce1" office:value-type="string">
            <text:p>Persone di 3 anni e più che praticano sport, per frequenza, classe di età e sesso - Anno 2002</text:p>
          </table:table-cell>
          <table:table-cell table:style-name="ce1" table:number-columns-repeated="6"/>
          <table:table-cell table:style-name="ce10"/>
          <table:table-cell table:style-name="ce1"/>
          <table:table-cell table:number-columns-repeated="247"/>
        </table:table-row>
        <table:table-row table:style-name="ro2">
          <table:table-cell table:style-name="ce1" office:value-type="string">
            <text:p><text:s text:c="20"/><text:span text:style-name="T3"><text:s text:c="2"/></text:span><text:span text:style-name="T3">(dati in migliaia e quozienti per 100 persone della stessa classe di età e sesso)</text:span></text:p>
          </table:table-cell>
          <table:table-cell table:style-name="ce1" table:number-columns-repeated="6"/>
          <table:table-cell table:style-name="ce10"/>
          <table:table-cell table:style-name="ce1"/>
          <table:table-cell table:number-columns-repeated="247"/>
        </table:table-row>
        <table:table-row table:style-name="ro1">
          <table:table-cell table:style-name="ce2" table:number-columns-repeated="7"/>
          <table:table-cell table:style-name="ce11"/>
          <table:table-cell table:style-name="ce13"/>
          <table:table-cell table:number-columns-repeated="247"/>
        </table:table-row>
        <table:table-row table:style-name="ro3">
          <table:table-cell table:style-name="ce3"/>
          <table:table-cell table:style-name="ce7" table:number-columns-spanned="2" table:number-rows-spanned="1"/>
          <table:covered-table-cell table:style-name="ce7"/>
          <table:table-cell table:style-name="ce3" table:number-columns-repeated="4"/>
          <table:table-cell/>
          <table:table-cell table:style-name="ce14"/>
          <table:table-cell table:style-name="ce3" table:number-columns-repeated="247"/>
        </table:table-row>
        <table:table-row table:style-name="ro4">
          <table:table-cell table:style-name="ce4" office:value-type="string">
            <text:p>CLASSI</text:p>
            <text:p><text:s/>DI ETÀ</text:p>
          </table:table-cell>
          <table:table-cell table:style-name="ce8" office:value-type="string">
            <text:p>Praticano sport</text:p>
            <text:p>in modo continuativo</text:p>
          </table:table-cell>
          <table:table-cell table:style-name="ce8" office:value-type="string">
            <text:p>Praticano sport</text:p>
            <text:p>in modo saltuario</text:p>
          </table:table-cell>
          <table:table-cell table:style-name="ce4" office:value-type="string">
            <text:p>Praticano qualche attività fisica</text:p>
          </table:table-cell>
          <table:table-cell table:style-name="ce4" office:value-type="string">
            <text:p>Non praticano sport</text:p>
          </table:table-cell>
          <table:table-cell table:style-name="ce4" office:value-type="string">
            <text:p>Non indicato</text:p>
          </table:table-cell>
          <table:table-cell table:style-name="ce4" office:value-type="string">
            <text:p>Totale</text:p>
          </table:table-cell>
          <table:table-cell table:style-name="ce4" office:value-type="string">
            <text:p>Sesso</text:p>
          </table:table-cell>
          <table:table-cell table:style-name="ce15"/>
          <table:table-cell table:style-name="ce3" table:number-columns-repeated="247"/>
        </table:table-row>
        <table:table-row table:style-name="ro1">
          <table:table-cell table:style-name="ce5" office:value-type="string">
            <text:p>3-5</text:p>
          </table:table-cell>
          <table:table-cell table:style-name="ce9" office:value-type="float" office:value="91">
            <text:p><text:s/>91 </text:p>
          </table:table-cell>
          <table:table-cell table:style-name="ce9" office:value-type="float" office:value="46">
            <text:p><text:s/>46 </text:p>
          </table:table-cell>
          <table:table-cell table:style-name="ce9" office:value-type="float" office:value="213">
            <text:p><text:s/>213 </text:p>
          </table:table-cell>
          <table:table-cell table:style-name="ce9" office:value-type="float" office:value="463">
            <text:p><text:s/>463 </text:p>
          </table:table-cell>
          <table:table-cell table:style-name="ce9" office:value-type="float" office:value="43">
            <text:p><text:s/>43 </text:p>
          </table:table-cell>
          <table:table-cell table:style-name="ce9" office:value-type="float" office:value="856">
            <text:p><text:s/>856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6-10</text:p>
          </table:table-cell>
          <table:table-cell table:style-name="ce9" office:value-type="float" office:value="760">
            <text:p><text:s/>760 </text:p>
          </table:table-cell>
          <table:table-cell table:style-name="ce9" office:value-type="float" office:value="125">
            <text:p><text:s/>125 </text:p>
          </table:table-cell>
          <table:table-cell table:style-name="ce9" office:value-type="float" office:value="219">
            <text:p><text:s/>219 </text:p>
          </table:table-cell>
          <table:table-cell table:style-name="ce9" office:value-type="float" office:value="295">
            <text:p><text:s/>295 </text:p>
          </table:table-cell>
          <table:table-cell table:style-name="ce9" office:value-type="float" office:value="15">
            <text:p><text:s/>15 </text:p>
          </table:table-cell>
          <table:table-cell table:style-name="ce9" office:value-type="float" office:value="1414">
            <text:p><text:s/>1.414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11-14</text:p>
          </table:table-cell>
          <table:table-cell table:style-name="ce9" office:value-type="float" office:value="708">
            <text:p><text:s/>708 </text:p>
          </table:table-cell>
          <table:table-cell table:style-name="ce9" office:value-type="float" office:value="136">
            <text:p><text:s/>136 </text:p>
          </table:table-cell>
          <table:table-cell table:style-name="ce9" office:value-type="float" office:value="181">
            <text:p><text:s/>181 </text:p>
          </table:table-cell>
          <table:table-cell table:style-name="ce9" office:value-type="float" office:value="185">
            <text:p><text:s/>185 </text:p>
          </table:table-cell>
          <table:table-cell table:style-name="ce9" office:value-type="float" office:value="9">
            <text:p><text:s/>9 </text:p>
          </table:table-cell>
          <table:table-cell table:style-name="ce9" office:value-type="float" office:value="1218">
            <text:p><text:s/>1.218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5-17 <text:s text:c="22"/></text:p>
          </table:table-cell>
          <table:table-cell table:style-name="ce9" office:value-type="float" office:value="499">
            <text:p><text:s/>499 </text:p>
          </table:table-cell>
          <table:table-cell table:style-name="ce9" office:value-type="float" office:value="179">
            <text:p><text:s/>179 </text:p>
          </table:table-cell>
          <table:table-cell table:style-name="ce9" office:value-type="float" office:value="124">
            <text:p><text:s/>124 </text:p>
          </table:table-cell>
          <table:table-cell table:style-name="ce9" office:value-type="float" office:value="150">
            <text:p><text:s/>150 </text:p>
          </table:table-cell>
          <table:table-cell table:style-name="ce9" office:value-type="float" office:value="2">
            <text:p><text:s/>2 </text:p>
          </table:table-cell>
          <table:table-cell table:style-name="ce9" office:value-type="float" office:value="955">
            <text:p><text:s/>95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8-19 <text:s text:c="22"/></text:p>
          </table:table-cell>
          <table:table-cell table:style-name="ce9" office:value-type="float" office:value="254">
            <text:p><text:s/>254 </text:p>
          </table:table-cell>
          <table:table-cell table:style-name="ce9" office:value-type="float" office:value="106">
            <text:p><text:s/>106 </text:p>
          </table:table-cell>
          <table:table-cell table:style-name="ce9" office:value-type="float" office:value="107">
            <text:p><text:s/>107 </text:p>
          </table:table-cell>
          <table:table-cell table:style-name="ce9" office:value-type="float" office:value="138">
            <text:p><text:s/>138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611">
            <text:p><text:s/>611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0-24 <text:s text:c="22"/></text:p>
          </table:table-cell>
          <table:table-cell table:style-name="ce9" office:value-type="float" office:value="643">
            <text:p><text:s/>643 </text:p>
          </table:table-cell>
          <table:table-cell table:style-name="ce9" office:value-type="float" office:value="327">
            <text:p><text:s/>327 </text:p>
          </table:table-cell>
          <table:table-cell table:style-name="ce9" office:value-type="float" office:value="298">
            <text:p><text:s/>298 </text:p>
          </table:table-cell>
          <table:table-cell table:style-name="ce9" office:value-type="float" office:value="399">
            <text:p><text:s/>399 </text:p>
          </table:table-cell>
          <table:table-cell table:style-name="ce9" office:value-type="float" office:value="18">
            <text:p><text:s/>18 </text:p>
          </table:table-cell>
          <table:table-cell table:style-name="ce9" office:value-type="float" office:value="1685">
            <text:p><text:s/>1.68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5-34 <text:s text:c="22"/></text:p>
          </table:table-cell>
          <table:table-cell table:style-name="ce9" office:value-type="float" office:value="1362">
            <text:p><text:s/>1.362 </text:p>
          </table:table-cell>
          <table:table-cell table:style-name="ce9" office:value-type="float" office:value="846">
            <text:p><text:s/>846 </text:p>
          </table:table-cell>
          <table:table-cell table:style-name="ce9" office:value-type="float" office:value="946">
            <text:p><text:s/>946 </text:p>
          </table:table-cell>
          <table:table-cell table:style-name="ce9" office:value-type="float" office:value="1142">
            <text:p><text:s/>1.142 </text:p>
          </table:table-cell>
          <table:table-cell table:style-name="ce9" office:value-type="float" office:value="18">
            <text:p><text:s/>18 </text:p>
          </table:table-cell>
          <table:table-cell table:style-name="ce9" office:value-type="float" office:value="4314">
            <text:p><text:s/>4.314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35-44 <text:s text:c="22"/></text:p>
          </table:table-cell>
          <table:table-cell table:style-name="ce9" office:value-type="float" office:value="1027">
            <text:p><text:s/>1.027 </text:p>
          </table:table-cell>
          <table:table-cell table:style-name="ce9" office:value-type="float" office:value="739">
            <text:p><text:s/>739 </text:p>
          </table:table-cell>
          <table:table-cell table:style-name="ce9" office:value-type="float" office:value="1290">
            <text:p><text:s/>1.290 </text:p>
          </table:table-cell>
          <table:table-cell table:style-name="ce9" office:value-type="float" office:value="1590">
            <text:p><text:s/>1.590 </text:p>
          </table:table-cell>
          <table:table-cell table:style-name="ce9" office:value-type="float" office:value="20">
            <text:p><text:s/>20 </text:p>
          </table:table-cell>
          <table:table-cell table:style-name="ce9" office:value-type="float" office:value="4665">
            <text:p><text:s/>4.66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45-54 <text:s text:c="22"/></text:p>
          </table:table-cell>
          <table:table-cell table:style-name="ce9" office:value-type="float" office:value="593">
            <text:p><text:s/>593 </text:p>
          </table:table-cell>
          <table:table-cell table:style-name="ce9" office:value-type="float" office:value="458">
            <text:p><text:s/>458 </text:p>
          </table:table-cell>
          <table:table-cell table:style-name="ce9" office:value-type="float" office:value="1292">
            <text:p><text:s/>1.292 </text:p>
          </table:table-cell>
          <table:table-cell table:style-name="ce9" office:value-type="float" office:value="1369">
            <text:p><text:s/>1.369 </text:p>
          </table:table-cell>
          <table:table-cell table:style-name="ce9" office:value-type="float" office:value="19">
            <text:p><text:s/>19 </text:p>
          </table:table-cell>
          <table:table-cell table:style-name="ce9" office:value-type="float" office:value="3732">
            <text:p><text:s/>3.732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55-59 <text:s text:c="22"/></text:p>
          </table:table-cell>
          <table:table-cell table:style-name="ce9" office:value-type="float" office:value="217">
            <text:p><text:s/>217 </text:p>
          </table:table-cell>
          <table:table-cell table:style-name="ce9" office:value-type="float" office:value="159">
            <text:p><text:s/>159 </text:p>
          </table:table-cell>
          <table:table-cell table:style-name="ce9" office:value-type="float" office:value="607">
            <text:p><text:s/>607 </text:p>
          </table:table-cell>
          <table:table-cell table:style-name="ce9" office:value-type="float" office:value="657">
            <text:p><text:s/>657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1645">
            <text:p><text:s/>1.645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0-64 <text:s text:c="22"/></text:p>
          </table:table-cell>
          <table:table-cell table:style-name="ce9" office:value-type="float" office:value="184">
            <text:p><text:s/>184 </text:p>
          </table:table-cell>
          <table:table-cell table:style-name="ce9" office:value-type="float" office:value="126">
            <text:p><text:s/>126 </text:p>
          </table:table-cell>
          <table:table-cell table:style-name="ce9" office:value-type="float" office:value="678">
            <text:p><text:s/>678 </text:p>
          </table:table-cell>
          <table:table-cell table:style-name="ce9" office:value-type="float" office:value="739">
            <text:p><text:s/>739 </text:p>
          </table:table-cell>
          <table:table-cell table:style-name="ce9" office:value-type="float" office:value="12">
            <text:p><text:s/>12 </text:p>
          </table:table-cell>
          <table:table-cell table:style-name="ce9" office:value-type="float" office:value="1739">
            <text:p><text:s/>1.739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5 e più <text:s text:c="16"/></text:p>
          </table:table-cell>
          <table:table-cell table:style-name="ce9" office:value-type="float" office:value="189">
            <text:p><text:s/>189 </text:p>
          </table:table-cell>
          <table:table-cell table:style-name="ce9" office:value-type="float" office:value="140">
            <text:p><text:s/>140 </text:p>
          </table:table-cell>
          <table:table-cell table:style-name="ce9" office:value-type="float" office:value="1604">
            <text:p><text:s/>1.604 </text:p>
          </table:table-cell>
          <table:table-cell table:style-name="ce9" office:value-type="float" office:value="2376">
            <text:p><text:s/>2.376 </text:p>
          </table:table-cell>
          <table:table-cell table:style-name="ce9" office:value-type="float" office:value="7">
            <text:p><text:s/>7 </text:p>
          </table:table-cell>
          <table:table-cell table:style-name="ce9" office:value-type="float" office:value="4316">
            <text:p><text:s/>4.316 </text:p>
          </table:table-cell>
          <table:table-cell table:style-name="ce12" office:value-type="string">
            <text:p>M</text:p>
          </table:table-cell>
          <table:table-cell table:style-name="ce6"/>
          <table:table-cell table:number-columns-repeated="247"/>
        </table:table-row>
        <table:table-row table:style-name="ro5">
          <table:table-cell table:style-name="ce5" office:value-type="string">
            <text:p>3-5</text:p>
          </table:table-cell>
          <table:table-cell table:style-name="ce9" office:value-type="float" office:value="119">
            <text:p><text:s/>119 </text:p>
          </table:table-cell>
          <table:table-cell table:style-name="ce9" office:value-type="float" office:value="25">
            <text:p><text:s/>25 </text:p>
          </table:table-cell>
          <table:table-cell table:style-name="ce9" office:value-type="float" office:value="187">
            <text:p><text:s/>187 </text:p>
          </table:table-cell>
          <table:table-cell table:style-name="ce9" office:value-type="float" office:value="386">
            <text:p><text:s/>386 </text:p>
          </table:table-cell>
          <table:table-cell table:style-name="ce9" office:value-type="float" office:value="41">
            <text:p><text:s/>41 </text:p>
          </table:table-cell>
          <table:table-cell table:style-name="ce9" office:value-type="float" office:value="757">
            <text:p><text:s/>757 </text:p>
          </table:table-cell>
          <table:table-cell table:style-name="ce12" office:value-type="string">
            <text:p>F</text:p>
          </table:table-cell>
          <table:table-cell table:style-name="ce6"/>
          <table:table-cell table:style-name="ce16" office:value-type="string">
            <text:p>Totale maschi che praticano</text:p>
            <text:p>sport in modo continuativo: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6-10</text:p>
          </table:table-cell>
          <table:table-cell table:style-name="ce9" office:value-type="float" office:value="565">
            <text:p><text:s/>565 </text:p>
          </table:table-cell>
          <table:table-cell table:style-name="ce9" office:value-type="float" office:value="127">
            <text:p><text:s/>127 </text:p>
          </table:table-cell>
          <table:table-cell table:style-name="ce9" office:value-type="float" office:value="290">
            <text:p><text:s/>290 </text:p>
          </table:table-cell>
          <table:table-cell table:style-name="ce9" office:value-type="float" office:value="359">
            <text:p><text:s/>359 </text:p>
          </table:table-cell>
          <table:table-cell table:style-name="ce9" office:value-type="float" office:value="17">
            <text:p><text:s/>17 </text:p>
          </table:table-cell>
          <table:table-cell table:style-name="ce9" office:value-type="float" office:value="1358">
            <text:p><text:s/>1.358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5" office:value-type="string">
            <text:p>11-14</text:p>
          </table:table-cell>
          <table:table-cell table:style-name="ce9" office:value-type="float" office:value="546">
            <text:p><text:s/>546 </text:p>
          </table:table-cell>
          <table:table-cell table:style-name="ce9" office:value-type="float" office:value="117">
            <text:p><text:s/>117 </text:p>
          </table:table-cell>
          <table:table-cell table:style-name="ce9" office:value-type="float" office:value="239">
            <text:p><text:s/>239 </text:p>
          </table:table-cell>
          <table:table-cell table:style-name="ce9" office:value-type="float" office:value="200">
            <text:p><text:s/>200 </text:p>
          </table:table-cell>
          <table:table-cell table:style-name="ce9" office:value-type="float" office:value="7">
            <text:p><text:s/>7 </text:p>
          </table:table-cell>
          <table:table-cell table:style-name="ce9" office:value-type="float" office:value="1109">
            <text:p><text:s/>1.109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5-17 <text:s text:c="22"/></text:p>
          </table:table-cell>
          <table:table-cell table:style-name="ce9" office:value-type="float" office:value="314">
            <text:p><text:s/>314 </text:p>
          </table:table-cell>
          <table:table-cell table:style-name="ce9" office:value-type="float" office:value="142">
            <text:p><text:s/>142 </text:p>
          </table:table-cell>
          <table:table-cell table:style-name="ce9" office:value-type="float" office:value="183">
            <text:p><text:s/>183 </text:p>
          </table:table-cell>
          <table:table-cell table:style-name="ce9" office:value-type="float" office:value="219">
            <text:p><text:s/>219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863">
            <text:p><text:s/>863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18-19 <text:s text:c="22"/></text:p>
          </table:table-cell>
          <table:table-cell table:style-name="ce9" office:value-type="float" office:value="169">
            <text:p><text:s/>169 </text:p>
          </table:table-cell>
          <table:table-cell table:style-name="ce9" office:value-type="float" office:value="83">
            <text:p><text:s/>83 </text:p>
          </table:table-cell>
          <table:table-cell table:style-name="ce9" office:value-type="float" office:value="177">
            <text:p><text:s/>177 </text:p>
          </table:table-cell>
          <table:table-cell table:style-name="ce9" office:value-type="float" office:value="188">
            <text:p><text:s/>188 </text:p>
          </table:table-cell>
          <table:table-cell table:style-name="ce9" office:value-type="float" office:value="1">
            <text:p><text:s/>1 </text:p>
          </table:table-cell>
          <table:table-cell table:style-name="ce9" office:value-type="float" office:value="618">
            <text:p><text:s/>618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0-24 <text:s text:c="22"/></text:p>
          </table:table-cell>
          <table:table-cell table:style-name="ce9" office:value-type="float" office:value="426">
            <text:p><text:s/>426 </text:p>
          </table:table-cell>
          <table:table-cell table:style-name="ce9" office:value-type="float" office:value="262">
            <text:p><text:s/>262 </text:p>
          </table:table-cell>
          <table:table-cell table:style-name="ce9" office:value-type="float" office:value="448">
            <text:p><text:s/>448 </text:p>
          </table:table-cell>
          <table:table-cell table:style-name="ce9" office:value-type="float" office:value="527">
            <text:p><text:s/>527 </text:p>
          </table:table-cell>
          <table:table-cell table:style-name="ce9" office:value-type="float" office:value="13">
            <text:p><text:s/>13 </text:p>
          </table:table-cell>
          <table:table-cell table:style-name="ce9" office:value-type="float" office:value="1677">
            <text:p><text:s/>1.677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25-34 <text:s text:c="22"/></text:p>
          </table:table-cell>
          <table:table-cell table:style-name="ce9" office:value-type="float" office:value="874">
            <text:p><text:s/>874 </text:p>
          </table:table-cell>
          <table:table-cell table:style-name="ce9" office:value-type="float" office:value="533">
            <text:p><text:s/>533 </text:p>
          </table:table-cell>
          <table:table-cell table:style-name="ce9" office:value-type="float" office:value="1286">
            <text:p><text:s/>1.286 </text:p>
          </table:table-cell>
          <table:table-cell table:style-name="ce9" office:value-type="float" office:value="1518">
            <text:p><text:s/>1.518 </text:p>
          </table:table-cell>
          <table:table-cell table:style-name="ce9" office:value-type="float" office:value="20">
            <text:p><text:s/>20 </text:p>
          </table:table-cell>
          <table:table-cell table:style-name="ce9" office:value-type="float" office:value="4232">
            <text:p><text:s/>4.232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35-44 <text:s text:c="22"/></text:p>
          </table:table-cell>
          <table:table-cell table:style-name="ce9" office:value-type="float" office:value="701">
            <text:p><text:s/>701 </text:p>
          </table:table-cell>
          <table:table-cell table:style-name="ce9" office:value-type="float" office:value="412">
            <text:p><text:s/>412 </text:p>
          </table:table-cell>
          <table:table-cell table:style-name="ce9" office:value-type="float" office:value="1536">
            <text:p><text:s/>1.536 </text:p>
          </table:table-cell>
          <table:table-cell table:style-name="ce9" office:value-type="float" office:value="1941">
            <text:p><text:s/>1.941 </text:p>
          </table:table-cell>
          <table:table-cell table:style-name="ce9" office:value-type="float" office:value="13">
            <text:p><text:s/>13 </text:p>
          </table:table-cell>
          <table:table-cell table:style-name="ce9" office:value-type="float" office:value="4604">
            <text:p><text:s/>4.604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45-54 <text:s text:c="22"/></text:p>
          </table:table-cell>
          <table:table-cell table:style-name="ce9" office:value-type="float" office:value="385">
            <text:p><text:s/>385 </text:p>
          </table:table-cell>
          <table:table-cell table:style-name="ce9" office:value-type="float" office:value="234">
            <text:p><text:s/>234 </text:p>
          </table:table-cell>
          <table:table-cell table:style-name="ce9" office:value-type="float" office:value="1419">
            <text:p><text:s/>1.419 </text:p>
          </table:table-cell>
          <table:table-cell table:style-name="ce9" office:value-type="float" office:value="1817">
            <text:p><text:s/>1.817 </text:p>
          </table:table-cell>
          <table:table-cell table:style-name="ce9" office:value-type="float" office:value="20">
            <text:p><text:s/>20 </text:p>
          </table:table-cell>
          <table:table-cell table:style-name="ce9" office:value-type="float" office:value="3875">
            <text:p><text:s/>3.875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55-59 <text:s text:c="22"/></text:p>
          </table:table-cell>
          <table:table-cell table:style-name="ce9" office:value-type="float" office:value="136">
            <text:p><text:s/>136 </text:p>
          </table:table-cell>
          <table:table-cell table:style-name="ce9" office:value-type="float" office:value="102">
            <text:p><text:s/>102 </text:p>
          </table:table-cell>
          <table:table-cell table:style-name="ce9" office:value-type="float" office:value="619">
            <text:p><text:s/>619 </text:p>
          </table:table-cell>
          <table:table-cell table:style-name="ce9" office:value-type="float" office:value="901">
            <text:p><text:s/>901 </text:p>
          </table:table-cell>
          <table:table-cell table:style-name="ce9" office:value-type="float" office:value="7">
            <text:p><text:s/>7 </text:p>
          </table:table-cell>
          <table:table-cell table:style-name="ce9" office:value-type="float" office:value="1765">
            <text:p><text:s/>1.765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0-64 <text:s text:c="22"/></text:p>
          </table:table-cell>
          <table:table-cell table:style-name="ce9" office:value-type="float" office:value="107">
            <text:p><text:s/>107 </text:p>
          </table:table-cell>
          <table:table-cell table:style-name="ce9" office:value-type="float" office:value="59">
            <text:p><text:s/>59 </text:p>
          </table:table-cell>
          <table:table-cell table:style-name="ce9" office:value-type="float" office:value="573">
            <text:p><text:s/>573 </text:p>
          </table:table-cell>
          <table:table-cell table:style-name="ce9" office:value-type="float" office:value="974">
            <text:p><text:s/>974 </text:p>
          </table:table-cell>
          <table:table-cell table:style-name="ce9" office:value-type="float" office:value="5">
            <text:p><text:s/>5 </text:p>
          </table:table-cell>
          <table:table-cell table:style-name="ce9" office:value-type="float" office:value="1718">
            <text:p><text:s/>1.718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office:value-type="string">
            <text:p>65 e più <text:s text:c="16"/></text:p>
          </table:table-cell>
          <table:table-cell table:style-name="ce9" office:value-type="float" office:value="176">
            <text:p><text:s/>176 </text:p>
          </table:table-cell>
          <table:table-cell table:style-name="ce9" office:value-type="float" office:value="94">
            <text:p><text:s/>94 </text:p>
          </table:table-cell>
          <table:table-cell table:style-name="ce9" office:value-type="float" office:value="1443">
            <text:p><text:s/>1.443 </text:p>
          </table:table-cell>
          <table:table-cell table:style-name="ce9" office:value-type="float" office:value="4378">
            <text:p><text:s/>4.378 </text:p>
          </table:table-cell>
          <table:table-cell table:style-name="ce9" office:value-type="float" office:value="15">
            <text:p><text:s/>15 </text:p>
          </table:table-cell>
          <table:table-cell table:style-name="ce9" office:value-type="float" office:value="6107">
            <text:p><text:s/>6.107 </text:p>
          </table:table-cell>
          <table:table-cell table:style-name="ce12" office:value-type="string">
            <text:p>F</text:p>
          </table:table-cell>
          <table:table-cell table:style-name="ce6"/>
          <table:table-cell table:number-columns-repeated="247"/>
        </table:table-row>
        <table:table-row table:style-name="ro1">
          <table:table-cell table:style-name="ce6" table:number-columns-repeated="2"/>
          <table:table-cell table:style-name="ce6" office:value-type="string">
            <text:p><text:s text:c="6"/></text:p>
          </table:table-cell>
          <table:table-cell table:style-name="ce6" table:number-columns-repeated="4"/>
          <table:table-cell table:style-name="ce12"/>
          <table:table-cell table:style-name="ce6"/>
          <table:table-cell table:number-columns-repeated="247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iudici" table:style-name="ta2" table:print="false">
        <table:table-column table:style-name="co7" table:default-cell-style-name="ce21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7"/>
        <table:table-column table:style-name="co12" table:default-cell-style-name="Default"/>
        <table:table-column table:style-name="co5" table:number-columns-repeated="250" table:default-cell-style-name="Default"/>
        <table:table-row table:style-name="ro1">
          <table:table-cell table:style-name="ce17" office:value-type="string" table:number-columns-spanned="4" table:number-rows-spanned="1">
            <text:p>Giudice:</text:p>
          </table:table-cell>
          <table:covered-table-cell table:number-columns-repeated="3" table:style-name="ce23"/>
          <table:table-cell table:style-name="Default"/>
          <table:table-cell table:number-columns-repeated="251"/>
        </table:table-row>
        <table:table-row table:style-name="ro1">
          <table:table-cell table:style-name="ce18" office:value-type="string">
            <text:p>Gruppo</text:p>
          </table:table-cell>
          <table:table-cell table:style-name="ce24" office:value-type="string">
            <text:p>Cognome</text:p>
          </table:table-cell>
          <table:table-cell table:style-name="ce24" office:value-type="string">
            <text:p>Nome</text:p>
          </table:table-cell>
          <table:table-cell table:style-name="ce24" office:value-type="string">
            <text:p>Nazionalità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1">
            <text:p>1</text:p>
          </table:table-cell>
          <table:table-cell table:style-name="ce25" office:value-type="string">
            <text:p>Agnes</text:p>
          </table:table-cell>
          <table:table-cell table:style-name="ce25" office:value-type="string">
            <text:p>Ganami</text:p>
          </table:table-cell>
          <table:table-cell table:style-name="ce25" office:value-type="string">
            <text:p>(IL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2">
            <text:p>2</text:p>
          </table:table-cell>
          <table:table-cell table:style-name="ce19" office:value-type="string">
            <text:p>Christofer</text:p>
          </table:table-cell>
          <table:table-cell table:style-name="ce19" office:value-type="string">
            <text:p>Habig</text:p>
          </table:table-cell>
          <table:table-cell table:style-name="ce19" office:value-type="string">
            <text:p>(D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3">
            <text:p>3</text:p>
          </table:table-cell>
          <table:table-cell table:style-name="ce19" office:value-type="string">
            <text:p>Angel</text:p>
          </table:table-cell>
          <table:table-cell table:style-name="ce19" office:value-type="string">
            <text:p>Garach</text:p>
          </table:table-cell>
          <table:table-cell table:style-name="ce19" office:value-type="string">
            <text:p>(E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4">
            <text:p>4</text:p>
          </table:table-cell>
          <table:table-cell table:style-name="ce19" office:value-type="string">
            <text:p>Juan</text:p>
          </table:table-cell>
          <table:table-cell table:style-name="ce19" office:value-type="string">
            <text:p>Carrero</text:p>
          </table:table-cell>
          <table:table-cell table:style-name="ce19" office:value-type="string">
            <text:p>(E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5">
            <text:p>5</text:p>
          </table:table-cell>
          <table:table-cell table:style-name="ce19" office:value-type="string">
            <text:p>John</text:p>
          </table:table-cell>
          <table:table-cell table:style-name="ce19" office:value-type="string">
            <text:p>Philip</text:p>
          </table:table-cell>
          <table:table-cell table:style-name="ce19" office:value-type="string">
            <text:p>(IND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6">
            <text:p>6</text:p>
          </table:table-cell>
          <table:table-cell table:style-name="ce19" office:value-type="string">
            <text:p>Habig</text:p>
          </table:table-cell>
          <table:table-cell table:style-name="ce19" office:value-type="string">
            <text:p>Christofer</text:p>
          </table:table-cell>
          <table:table-cell table:style-name="ce19" office:value-type="string">
            <text:p>(D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7">
            <text:p>7</text:p>
          </table:table-cell>
          <table:table-cell table:style-name="ce19" office:value-type="string">
            <text:p>Cremonesi</text:p>
          </table:table-cell>
          <table:table-cell table:style-name="ce19" office:value-type="string">
            <text:p>Luigi</text:p>
          </table:table-cell>
          <table:table-cell table:style-name="ce19" office:value-type="string">
            <text:p>(IT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8">
            <text:p>8</text:p>
          </table:table-cell>
          <table:table-cell table:style-name="ce19" office:value-type="string">
            <text:p>Rocchi</text:p>
          </table:table-cell>
          <table:table-cell table:style-name="ce19" office:value-type="string">
            <text:p>Daila</text:p>
          </table:table-cell>
          <table:table-cell table:style-name="ce19" office:value-type="string">
            <text:p>(HR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9">
            <text:p>9</text:p>
          </table:table-cell>
          <table:table-cell table:style-name="ce19" office:value-type="string">
            <text:p>Bruno</text:p>
          </table:table-cell>
          <table:table-cell table:style-name="ce19" office:value-type="string">
            <text:p>Decisi</text:p>
          </table:table-cell>
          <table:table-cell table:style-name="ce19" office:value-type="string">
            <text:p>(IT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ce19" office:value-type="float" office:value="10">
            <text:p>10</text:p>
          </table:table-cell>
          <table:table-cell table:style-name="ce19" office:value-type="string">
            <text:p>Andrea</text:p>
          </table:table-cell>
          <table:table-cell table:style-name="ce19" office:value-type="string">
            <text:p>Duprè</text:p>
          </table:table-cell>
          <table:table-cell table:style-name="ce19" office:value-type="string">
            <text:p>(IT)</text:p>
          </table:table-cell>
          <table:table-cell table:style-name="Default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ce17" office:value-type="string" table:number-columns-spanned="5" table:number-rows-spanned="1">
            <text:p>Risultati:</text:p>
          </table:table-cell>
          <table:covered-table-cell table:number-columns-repeated="4" table:style-name="ce23"/>
          <table:table-cell table:number-columns-repeated="251"/>
        </table:table-row>
        <table:table-row table:style-name="ro1">
          <table:table-cell table:style-name="ce20" office:value-type="string">
            <text:p>Gruppo</text:p>
          </table:table-cell>
          <table:table-cell table:style-name="ce20" office:value-type="string">
            <text:p>Giudice</text:p>
          </table:table-cell>
          <table:table-cell table:style-name="ce20" office:value-type="string">
            <text:p>Classifica</text:p>
          </table:table-cell>
          <table:table-cell table:style-name="ce20" office:value-type="string">
            <text:p>Razza</text:p>
          </table:table-cell>
          <table:table-cell table:style-name="ce20" office:value-type="string">
            <text:p>Nome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1°</text:p>
          </table:table-cell>
          <table:table-cell office:value-type="string">
            <text:p>Pastore Australiano</text:p>
          </table:table-cell>
          <table:table-cell office:value-type="string">
            <text:p>Propwash Twelve O'Clock High</text:p>
          </table:table-cell>
          <table:table-cell table:number-columns-repeated="251"/>
        </table:table-row>
        <table:table-row table:style-name="ro1">
          <table:table-cell table:style-name="ce22" office:value-type="float" office:value="1">
            <text:p>1</text:p>
          </table:table-cell>
          <table:table-cell table:style-name="ce22"/>
          <table:table-cell table:style-name="ce22" office:value-type="string">
            <text:p>2°</text:p>
          </table:table-cell>
          <table:table-cell table:style-name="ce22" office:value-type="string">
            <text:p>Pastore Belga Groenendale</text:p>
          </table:table-cell>
          <table:table-cell table:style-name="ce22" office:value-type="string">
            <text:p>Datal-G di Casa Saronni</text:p>
          </table:table-cell>
          <table:table-cell table:number-columns-repeated="251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3°</text:p>
          </table:table-cell>
          <table:table-cell office:value-type="string">
            <text:p>Pastore Maremmano-Abruzzese</text:p>
          </table:table-cell>
          <table:table-cell office:value-type="string">
            <text:p>Ulisse di Lucus Angitiae</text:p>
          </table:table-cell>
          <table:table-cell table:number-columns-repeated="251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string">
            <text:p>1°</text:p>
          </table:table-cell>
          <table:table-cell table:style-name="ce22" office:value-type="string">
            <text:p>Mastino Napoletano</text:p>
          </table:table-cell>
          <table:table-cell table:style-name="ce22" office:value-type="string">
            <text:p>Mario dello Stradone Vesuviano</text:p>
          </table:table-cell>
          <table:table-cell table:number-columns-repeated="251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2°</text:p>
          </table:table-cell>
          <table:table-cell office:value-type="string">
            <text:p>Bovaro del Bernese</text:p>
          </table:table-cell>
          <table:table-cell office:value-type="string">
            <text:p>Canis Major degli Orsi di Berna</text:p>
          </table:table-cell>
          <table:table-cell table:number-columns-repeated="251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22"/>
          <table:table-cell table:style-name="ce22" office:value-type="string">
            <text:p>3°</text:p>
          </table:table-cell>
          <table:table-cell table:style-name="ce22" office:value-type="string">
            <text:p>Terranova Nero</text:p>
          </table:table-cell>
          <table:table-cell table:style-name="ce22" office:value-type="string">
            <text:p>Skipper's Emperior King of Helluland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1°</text:p>
          </table:table-cell>
          <table:table-cell office:value-type="string">
            <text:p>Yorkshire Terrier</text:p>
          </table:table-cell>
          <table:table-cell office:value-type="string">
            <text:p>Qoccle's Olivier Lightsome</text:p>
          </table:table-cell>
          <table:table-cell table:number-columns-repeated="251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22"/>
          <table:table-cell table:style-name="ce22" office:value-type="string">
            <text:p>2°</text:p>
          </table:table-cell>
          <table:table-cell table:style-name="ce22" office:value-type="string">
            <text:p>American Staffordshire Terrier</text:p>
          </table:table-cell>
          <table:table-cell table:style-name="ce22" office:value-type="string">
            <text:p>Andromeda</text:p>
          </table:table-cell>
          <table:table-cell table:number-columns-repeated="251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3°</text:p>
          </table:table-cell>
          <table:table-cell office:value-type="string">
            <text:p>Staffordshire Bull Terrier</text:p>
          </table:table-cell>
          <table:table-cell office:value-type="string">
            <text:p>Valglo Chieftan at Dumbriton</text:p>
          </table:table-cell>
          <table:table-cell table:number-columns-repeated="251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22"/>
          <table:table-cell table:style-name="ce22" office:value-type="string">
            <text:p>1°</text:p>
          </table:table-cell>
          <table:table-cell table:style-name="ce22" office:value-type="string">
            <text:p>Nano P.L.</text:p>
          </table:table-cell>
          <table:table-cell table:style-name="ce22" office:value-type="string">
            <text:p>Domingo della Canterana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2°</text:p>
          </table:table-cell>
          <table:table-cell office:value-type="string">
            <text:p>Standard P.C.</text:p>
          </table:table-cell>
          <table:table-cell office:value-type="string">
            <text:p>Amedeo dei Reali di Spagna</text:p>
          </table:table-cell>
          <table:table-cell table:number-columns-repeated="251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22"/>
          <table:table-cell table:style-name="ce22" office:value-type="string">
            <text:p>3°</text:p>
          </table:table-cell>
          <table:table-cell table:style-name="ce22" office:value-type="string">
            <text:p>Nano P.D.</text:p>
          </table:table-cell>
          <table:table-cell table:style-name="ce22" office:value-type="string">
            <text:p>Ravnsanger's Special Design For You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1°</text:p>
          </table:table-cell>
          <table:table-cell office:value-type="string">
            <text:p>Alaskan Malamute</text:p>
          </table:table-cell>
          <table:table-cell office:value-type="string">
            <text:p>Active del Biagio</text:p>
          </table:table-cell>
          <table:table-cell table:number-columns-repeated="251"/>
        </table:table-row>
        <table:table-row table:style-name="ro1">
          <table:table-cell table:style-name="ce22" office:value-type="float" office:value="5">
            <text:p>5</text:p>
          </table:table-cell>
          <table:table-cell table:style-name="ce22"/>
          <table:table-cell table:style-name="ce22" office:value-type="string">
            <text:p>2°</text:p>
          </table:table-cell>
          <table:table-cell table:style-name="ce22" office:value-type="string">
            <text:p>Wolfspitz</text:p>
          </table:table-cell>
          <table:table-cell table:style-name="ce22" office:value-type="string">
            <text:p>Camilo Cienfuegos del Monte Dragnone</text:p>
          </table:table-cell>
          <table:table-cell table:number-columns-repeated="251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3°</text:p>
          </table:table-cell>
          <table:table-cell office:value-type="string">
            <text:p>Xoloitzcuintle Medio</text:p>
          </table:table-cell>
          <table:table-cell office:value-type="string">
            <text:p>Harmek Primavera</text:p>
          </table:table-cell>
          <table:table-cell table:number-columns-repeated="251"/>
        </table:table-row>
        <table:table-row table:style-name="ro1">
          <table:table-cell table:style-name="ce22" office:value-type="float" office:value="6">
            <text:p>6</text:p>
          </table:table-cell>
          <table:table-cell table:style-name="ce22"/>
          <table:table-cell table:style-name="ce22" office:value-type="string">
            <text:p>1°</text:p>
          </table:table-cell>
          <table:table-cell table:style-name="ce22" office:value-type="string">
            <text:p>Beagle</text:p>
          </table:table-cell>
          <table:table-cell table:style-name="ce22" office:value-type="string">
            <text:p>Butterfly di Casa Vaira</text:p>
          </table:table-cell>
          <table:table-cell table:number-columns-repeated="251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2°</text:p>
          </table:table-cell>
          <table:table-cell office:value-type="string">
            <text:p>Bassethound</text:p>
          </table:table-cell>
          <table:table-cell office:value-type="string">
            <text:p>Dom Pedro IV El Rey</text:p>
          </table:table-cell>
          <table:table-cell table:number-columns-repeated="251"/>
        </table:table-row>
        <table:table-row table:style-name="ro1">
          <table:table-cell table:style-name="ce22" office:value-type="float" office:value="6">
            <text:p>6</text:p>
          </table:table-cell>
          <table:table-cell table:style-name="ce22"/>
          <table:table-cell table:style-name="ce22" office:value-type="string">
            <text:p>3°</text:p>
          </table:table-cell>
          <table:table-cell table:style-name="ce22" office:value-type="string">
            <text:p>Rhodesian RIdgeback</text:p>
          </table:table-cell>
          <table:table-cell table:style-name="ce22" office:value-type="string">
            <text:p>Zahama delle Cime Bianche</text:p>
          </table:table-cell>
          <table:table-cell table:number-columns-repeated="251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1°</text:p>
          </table:table-cell>
          <table:table-cell office:value-type="string">
            <text:p>Spinone Italiano</text:p>
          </table:table-cell>
          <table:table-cell office:value-type="string">
            <text:p>Bosco dell'Adige</text:p>
          </table:table-cell>
          <table:table-cell table:number-columns-repeated="251"/>
        </table:table-row>
        <table:table-row table:style-name="ro1">
          <table:table-cell table:style-name="ce22" office:value-type="float" office:value="7">
            <text:p>7</text:p>
          </table:table-cell>
          <table:table-cell table:style-name="ce22"/>
          <table:table-cell table:style-name="ce22" office:value-type="string">
            <text:p>2°</text:p>
          </table:table-cell>
          <table:table-cell table:style-name="ce22" office:value-type="string">
            <text:p>Weimaraner P.C.</text:p>
          </table:table-cell>
          <table:table-cell table:style-name="ce22" office:value-type="string">
            <text:p>Steadlyn Frostwinds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1°</text:p>
          </table:table-cell>
          <table:table-cell office:value-type="string">
            <text:p>Labrador Retriever</text:p>
          </table:table-cell>
          <table:table-cell office:value-type="string">
            <text:p>Loch Mor Sugar </text:p>
          </table:table-cell>
          <table:table-cell table:number-columns-repeated="251"/>
        </table:table-row>
        <table:table-row table:style-name="ro1">
          <table:table-cell table:style-name="ce22" office:value-type="float" office:value="9">
            <text:p>9</text:p>
          </table:table-cell>
          <table:table-cell table:style-name="ce22"/>
          <table:table-cell table:style-name="ce22" office:value-type="string">
            <text:p>1°</text:p>
          </table:table-cell>
          <table:table-cell table:style-name="ce22" office:value-type="string">
            <text:p>Maltese</text:p>
          </table:table-cell>
          <table:table-cell table:style-name="ce22" office:value-type="string">
            <text:p>Cinecittà Rain Man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2°</text:p>
          </table:table-cell>
          <table:table-cell office:value-type="string">
            <text:p>Barbone Media Mole Nero</text:p>
          </table:table-cell>
          <table:table-cell office:value-type="string">
            <text:p>rtmann Black Fighter</text:p>
          </table:table-cell>
          <table:table-cell table:number-columns-repeated="251"/>
        </table:table-row>
        <table:table-row table:style-name="ro1">
          <table:table-cell table:style-name="ce22" office:value-type="float" office:value="9">
            <text:p>9</text:p>
          </table:table-cell>
          <table:table-cell table:style-name="ce22"/>
          <table:table-cell table:style-name="ce22" office:value-type="string">
            <text:p>3°</text:p>
          </table:table-cell>
          <table:table-cell table:style-name="ce22" office:value-type="string">
            <text:p>Tibetan Terrier</text:p>
          </table:table-cell>
          <table:table-cell table:style-name="ce22" office:value-type="string">
            <text:p>Black and White Magic Millennium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1°</text:p>
          </table:table-cell>
          <table:table-cell office:value-type="string">
            <text:p>Greyhound</text:p>
          </table:table-cell>
          <table:table-cell office:value-type="string">
            <text:p>Epic Beautiful at Sobers</text:p>
          </table:table-cell>
          <table:table-cell table:number-columns-repeated="251"/>
        </table:table-row>
        <table:table-row table:style-name="ro1">
          <table:table-cell table:style-name="ce22" office:value-type="float" office:value="10">
            <text:p>10</text:p>
          </table:table-cell>
          <table:table-cell table:style-name="ce22"/>
          <table:table-cell table:style-name="ce22" office:value-type="string">
            <text:p>2°</text:p>
          </table:table-cell>
          <table:table-cell table:style-name="ce22" office:value-type="string">
            <text:p>Levriero Afgano</text:p>
          </table:table-cell>
          <table:table-cell table:style-name="ce22" office:value-type="string">
            <text:p>Anywayanyhowanywher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3°</text:p>
          </table:table-cell>
          <table:table-cell office:value-type="string">
            <text:p>Saluki</text:p>
          </table:table-cell>
          <table:table-cell office:value-type="string">
            <text:p>Kan Ya Ma Kan Deglet Nour</text:p>
          </table:table-cell>
          <table:table-cell table:number-columns-repeated="251"/>
        </table:table-row>
      </table:table>
      <table:table table:name="Tabella Dati" table:style-name="ta3" table:print="false">
        <table:table-column table:style-name="co13" table:default-cell-style-name="Default"/>
        <table:table-column table:style-name="co14" table:default-cell-style-name="ce32"/>
        <table:table-column table:style-name="co5" table:default-cell-style-name="ce19"/>
        <table:table-column table:style-name="co15" table:default-cell-style-name="ce19"/>
        <table:table-column table:style-name="co5" table:number-columns-repeated="4" table:default-cell-style-name="ce19"/>
        <table:table-column table:style-name="co5" table:number-columns-repeated="248" table:default-cell-style-name="Default"/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office:value-type="string">
            <text:p>Totale</text:p>
          </table:table-cell>
          <table:table-cell table:style-name="ce29" office:value-type="float" office:value="12200">
            <text:p><text:s/>€ 12.200,00 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string">
            <text:p>Spese di spedizione</text:p>
          </table:table-cell>
          <table:table-cell table:style-name="ce29" office:value-type="float" office:value="300">
            <text:p><text:s/>€ 300,00 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ce30"/>
          <table:table-cell table:style-name="Default" table:number-columns-repeated="6"/>
          <table:table-cell table:number-columns-repeated="248"/>
        </table:table-row>
        <table:table-row table:style-name="ro1">
          <table:table-cell/>
          <table:table-cell table:style-name="Default"/>
          <table:table-cell table:style-name="ce33" office:value-type="string">
            <text:p>Spese di spedizione</text:p>
          </table:table-cell>
          <table:table-cell table:style-name="Default"/>
          <table:table-cell table:style-name="Default">
            <draw:line table:end-cell-address="'Tabella Dati'.H5" table:end-x="0.615in" table:end-y="0.098in" draw:z-index="1" draw:style-name="gr1" draw:text-style-name="P1" svg:x1="0in" svg:y1="0.0976in" svg:x2="2.6819in" svg:y2="0.0976in">
              <text:p/>
            </draw:line>
          </table:table-cell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table:style-name="ce31"/>
          <table:table-cell table:style-name="ce32" office:value-type="float" office:value="300">
            <text:p><text:s/>€ 300,00 </text:p>
          </table:table-cell>
          <table:table-cell table:style-name="ce32" office:value-type="float" office:value="350">
            <text:p><text:s/>€ 350,00 </text:p>
          </table:table-cell>
          <table:table-cell table:style-name="ce32" office:value-type="float" office:value="400">
            <text:p><text:s/>€ 400,00 </text:p>
          </table:table-cell>
          <table:table-cell table:style-name="ce32" office:value-type="float" office:value="450">
            <text:p><text:s/>€ 450,00 </text:p>
          </table:table-cell>
          <table:table-cell table:style-name="ce32" office:value-type="float" office:value="500">
            <text:p><text:s/>€ 500,00 </text:p>
          </table:table-cell>
          <table:table-cell table:style-name="ce32" office:value-type="float" office:value="550">
            <text:p><text:s/>€ 550,00 </text:p>
          </table:table-cell>
          <table:table-cell table:number-columns-repeated="248"/>
        </table:table-row>
        <table:table-row table:style-name="ro1">
          <table:table-cell table:style-name="ce28" office:value-type="string">
            <text:p>Totale</text:p>
          </table:table-cell>
          <table:table-cell office:value-type="float" office:value="12200">
            <text:p><text:s/>€ 12.200,00 </text:p>
          </table:table-cell>
          <table:table-cell table:number-columns-repeated="254"/>
        </table:table-row>
        <table:table-row table:style-name="ro1">
          <table:table-cell>
            <draw:line table:end-cell-address="'Tabella Dati'.A16" table:end-x="0.6866in" table:end-y="0.0976in" draw:z-index="0" draw:style-name="gr1" draw:text-style-name="P1" svg:x1="0.685in" svg:y1="0.0484in" svg:x2="0.6862in" svg:y2="1.4146in">
              <text:p/>
            </draw:line>
          </table:table-cell>
          <table:table-cell office:value-type="float" office:value="12400">
            <text:p><text:s/>€ 12.4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600">
            <text:p><text:s/>€ 12.6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2800">
            <text:p><text:s/>€ 12.8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000">
            <text:p><text:s/>€ 13.0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200">
            <text:p><text:s/>€ 13.2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400">
            <text:p><text:s/>€ 13.4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600">
            <text:p><text:s/>€ 13.6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3800">
            <text:p><text:s/>€ 13.800,00 </text:p>
          </table:table-cell>
          <table:table-cell table:number-columns-repeated="254"/>
        </table:table-row>
        <table:table-row table:style-name="ro1">
          <table:table-cell/>
          <table:table-cell office:value-type="float" office:value="14000">
            <text:p><text:s/>€ 14.000,00 </text:p>
          </table:table-cell>
          <table:table-cell table:number-columns-repeated="254"/>
        </table:table-row>
      </table:table>
      <table:table table:name="Nov_05" table:style-name="ta4" table:print="false">
        <table:table-column table:style-name="co16" table:default-cell-style-name="ce35"/>
        <table:table-column table:style-name="co17" table:default-cell-style-name="Default"/>
        <table:table-column table:style-name="co1" table:default-cell-style-name="ce36"/>
        <table:table-column table:style-name="co18" table:default-cell-style-name="ce36"/>
        <table:table-column table:style-name="co19" table:default-cell-style-name="ce36"/>
        <table:table-column table:style-name="co5" table:number-columns-repeated="251" table:default-cell-style-name="Default"/>
        <table:table-row table:style-name="ro1">
          <table:table-cell table:style-name="ce34" office:value-type="string">
            <text:p>Data</text:p>
          </table:table-cell>
          <table:table-cell table:style-name="ce34" office:value-type="string">
            <text:p>Dipendente</text:p>
          </table:table-cell>
          <table:table-cell table:style-name="ce34" office:value-type="string">
            <text:p>Entrata</text:p>
          </table:table-cell>
          <table:table-cell table:style-name="ce34" office:value-type="string">
            <text:p>Uscita</text:p>
          </table:table-cell>
          <table:table-cell table:style-name="ce34" office:value-type="string">
            <text:p>Ore</text:p>
          </table:table-cell>
          <table:table-cell table:number-columns-repeated="251"/>
        </table:table-row>
        <table:table-row table:style-name="ro1">
          <table:table-cell office:value-type="date" office:date-value="2005-11-05">
            <text:p>05/11/2005</text:p>
          </table:table-cell>
          <table:table-cell office:value-type="string">
            <text:p>Rossi</text:p>
          </table:table-cell>
          <table:table-cell office:value-type="time" office:time-value="PT08H00M25.293971S">
            <text:p>8.00</text:p>
          </table:table-cell>
          <table:table-cell office:value-type="time" office:time-value="PT17H01M41.514678S">
            <text:p>17.01</text:p>
          </table:table-cell>
          <table:table-cell table:formula="oooc:=[.D2]-[.C2]" office:value-type="time" office:time-value="PT09H01M16.220707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05">
            <text:p>05/11/2005</text:p>
          </table:table-cell>
          <table:table-cell office:value-type="string">
            <text:p>Esposito</text:p>
          </table:table-cell>
          <table:table-cell office:value-type="time" office:time-value="PT07H53M33.062561S">
            <text:p>7.53</text:p>
          </table:table-cell>
          <table:table-cell office:value-type="time" office:time-value="PT17H10M10.85549S">
            <text:p>17.10</text:p>
          </table:table-cell>
          <table:table-cell table:formula="oooc:=[.D3]-[.C3]" office:value-type="time" office:time-value="PT09H16M37.792929S">
            <text:p>9.16</text:p>
          </table:table-cell>
          <table:table-cell table:number-columns-repeated="251"/>
        </table:table-row>
        <table:table-row table:style-name="ro1">
          <table:table-cell office:value-type="date" office:date-value="2005-11-05">
            <text:p>05/11/2005</text:p>
          </table:table-cell>
          <table:table-cell office:value-type="string">
            <text:p>Bianchi</text:p>
          </table:table-cell>
          <table:table-cell office:value-type="time" office:time-value="PT08H07M59.260435S">
            <text:p>8.07</text:p>
          </table:table-cell>
          <table:table-cell office:value-type="time" office:time-value="PT16H37M10.105345S">
            <text:p>16.37</text:p>
          </table:table-cell>
          <table:table-cell table:formula="oooc:=[.D4]-[.C4]" office:value-type="time" office:time-value="PT08H29M10.84491S">
            <text:p>8.29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Bianchi</text:p>
          </table:table-cell>
          <table:table-cell office:value-type="time" office:time-value="PT08H09M08.550059S">
            <text:p>8.09</text:p>
          </table:table-cell>
          <table:table-cell office:value-type="time" office:time-value="PT17H06M45.060144S">
            <text:p>17.06</text:p>
          </table:table-cell>
          <table:table-cell table:formula="oooc:=[.D5]-[.C5]" office:value-type="time" office:time-value="PT08H57M36.510085S">
            <text:p>8.57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Ferrari</text:p>
          </table:table-cell>
          <table:table-cell office:value-type="time" office:time-value="PT07H57M55.981275S">
            <text:p>7.57</text:p>
          </table:table-cell>
          <table:table-cell office:value-type="time" office:time-value="PT17H01M41.54155S">
            <text:p>17.01</text:p>
          </table:table-cell>
          <table:table-cell table:formula="oooc:=[.D6]-[.C6]" office:value-type="time" office:time-value="PT09H03M45.560275S">
            <text:p>9.03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Rizzo</text:p>
          </table:table-cell>
          <table:table-cell office:value-type="time" office:time-value="PT07H52M45.673929S">
            <text:p>7.52</text:p>
          </table:table-cell>
          <table:table-cell office:value-type="time" office:time-value="PT16H39M13.918973S">
            <text:p>16.39</text:p>
          </table:table-cell>
          <table:table-cell table:formula="oooc:=[.D7]-[.C7]" office:value-type="time" office:time-value="PT08H46M28.245043S">
            <text:p>8.46</text:p>
          </table:table-cell>
          <table:table-cell table:number-columns-repeated="251"/>
        </table:table-row>
        <table:table-row table:style-name="ro1">
          <table:table-cell office:value-type="date" office:date-value="2005-11-06">
            <text:p>06/11/2005</text:p>
          </table:table-cell>
          <table:table-cell office:value-type="string">
            <text:p>Esposito</text:p>
          </table:table-cell>
          <table:table-cell office:value-type="time" office:time-value="PT07H51M28.373835S">
            <text:p>7.51</text:p>
          </table:table-cell>
          <table:table-cell office:value-type="time" office:time-value="PT16H52M40.089507S">
            <text:p>16.52</text:p>
          </table:table-cell>
          <table:table-cell table:formula="oooc:=[.D8]-[.C8]" office:value-type="time" office:time-value="PT09H01M11.715672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08">
            <text:p>08/11/2005</text:p>
          </table:table-cell>
          <table:table-cell office:value-type="string">
            <text:p>Ferrari</text:p>
          </table:table-cell>
          <table:table-cell office:value-type="time" office:time-value="PT08H03M27.102485S">
            <text:p>8.03</text:p>
          </table:table-cell>
          <table:table-cell office:value-type="time" office:time-value="PT16H59M53.123471S">
            <text:p>16.59</text:p>
          </table:table-cell>
          <table:table-cell table:formula="oooc:=[.D9]-[.C9]" office:value-type="time" office:time-value="PT08H56M26.020986S">
            <text:p>8.56</text:p>
          </table:table-cell>
          <table:table-cell table:number-columns-repeated="251"/>
        </table:table-row>
        <table:table-row table:style-name="ro1">
          <table:table-cell office:value-type="date" office:date-value="2005-11-09">
            <text:p>09/11/2005</text:p>
          </table:table-cell>
          <table:table-cell office:value-type="string">
            <text:p>Bianchi</text:p>
          </table:table-cell>
          <table:table-cell office:value-type="time" office:time-value="PT08H05M45.187264S">
            <text:p>8.05</text:p>
          </table:table-cell>
          <table:table-cell office:value-type="time" office:time-value="PT17H03M54.771572S">
            <text:p>17.03</text:p>
          </table:table-cell>
          <table:table-cell table:formula="oooc:=[.D10]-[.C10]" office:value-type="time" office:time-value="PT08H58M09.584308S">
            <text:p>8.58</text:p>
          </table:table-cell>
          <table:table-cell table:number-columns-repeated="251"/>
        </table:table-row>
        <table:table-row table:style-name="ro1">
          <table:table-cell office:value-type="date" office:date-value="2005-11-10">
            <text:p>10/11/2005</text:p>
          </table:table-cell>
          <table:table-cell office:value-type="string">
            <text:p>Ferrari</text:p>
          </table:table-cell>
          <table:table-cell office:value-type="time" office:time-value="PT08H08M32.761967S">
            <text:p>8.08</text:p>
          </table:table-cell>
          <table:table-cell office:value-type="time" office:time-value="PT16H43M54.403584S">
            <text:p>16.43</text:p>
          </table:table-cell>
          <table:table-cell table:formula="oooc:=[.D11]-[.C11]" office:value-type="time" office:time-value="PT08H35M21.641618S">
            <text:p>8.35</text:p>
          </table:table-cell>
          <table:table-cell table:number-columns-repeated="251"/>
        </table:table-row>
        <table:table-row table:style-name="ro1">
          <table:table-cell office:value-type="date" office:date-value="2005-11-12">
            <text:p>12/11/2005</text:p>
          </table:table-cell>
          <table:table-cell office:value-type="string">
            <text:p>Rizzo</text:p>
          </table:table-cell>
          <table:table-cell office:value-type="time" office:time-value="PT08H06M31.997735S">
            <text:p>8.06</text:p>
          </table:table-cell>
          <table:table-cell office:value-type="time" office:time-value="PT17H07M47.18929S">
            <text:p>17.07</text:p>
          </table:table-cell>
          <table:table-cell table:formula="oooc:=[.D12]-[.C12]" office:value-type="time" office:time-value="PT09H01M15.191556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12">
            <text:p>12/11/2005</text:p>
          </table:table-cell>
          <table:table-cell office:value-type="string">
            <text:p>Ferrari</text:p>
          </table:table-cell>
          <table:table-cell office:value-type="time" office:time-value="PT07H54M14.106849S">
            <text:p>7.54</text:p>
          </table:table-cell>
          <table:table-cell office:value-type="time" office:time-value="PT17H06M58.362577S">
            <text:p>17.06</text:p>
          </table:table-cell>
          <table:table-cell table:formula="oooc:=[.D13]-[.C13]" office:value-type="time" office:time-value="PT09H12M44.255728S">
            <text:p>9.12</text:p>
          </table:table-cell>
          <table:table-cell table:number-columns-repeated="251"/>
        </table:table-row>
        <table:table-row table:style-name="ro1">
          <table:table-cell office:value-type="date" office:date-value="2005-11-13">
            <text:p>13/11/2005</text:p>
          </table:table-cell>
          <table:table-cell office:value-type="string">
            <text:p>Bianchi</text:p>
          </table:table-cell>
          <table:table-cell office:value-type="time" office:time-value="PT07H50M29.274335S">
            <text:p>7.50</text:p>
          </table:table-cell>
          <table:table-cell office:value-type="time" office:time-value="PT17H04M30.151606S">
            <text:p>17.04</text:p>
          </table:table-cell>
          <table:table-cell table:formula="oooc:=[.D14]-[.C14]" office:value-type="time" office:time-value="PT09H14M00.877271S">
            <text:p>9.14</text:p>
          </table:table-cell>
          <table:table-cell table:number-columns-repeated="251"/>
        </table:table-row>
        <table:table-row table:style-name="ro1">
          <table:table-cell office:value-type="date" office:date-value="2005-11-13">
            <text:p>13/11/2005</text:p>
          </table:table-cell>
          <table:table-cell office:value-type="string">
            <text:p>Rizzo</text:p>
          </table:table-cell>
          <table:table-cell office:value-type="time" office:time-value="PT08H05M43.356861S">
            <text:p>8.05</text:p>
          </table:table-cell>
          <table:table-cell office:value-type="time" office:time-value="PT17H04M38.45188S">
            <text:p>17.04</text:p>
          </table:table-cell>
          <table:table-cell table:formula="oooc:=[.D15]-[.C15]" office:value-type="time" office:time-value="PT08H58M55.095019S">
            <text:p>8.58</text:p>
          </table:table-cell>
          <table:table-cell table:number-columns-repeated="251"/>
        </table:table-row>
        <table:table-row table:style-name="ro1">
          <table:table-cell office:value-type="date" office:date-value="2005-11-14">
            <text:p>14/11/2005</text:p>
          </table:table-cell>
          <table:table-cell office:value-type="string">
            <text:p>Ferrari</text:p>
          </table:table-cell>
          <table:table-cell office:value-type="time" office:time-value="PT07H57M08.340733S">
            <text:p>7.57</text:p>
          </table:table-cell>
          <table:table-cell office:value-type="time" office:time-value="PT17H05M27.673264S">
            <text:p>17.05</text:p>
          </table:table-cell>
          <table:table-cell table:formula="oooc:=[.D16]-[.C16]" office:value-type="time" office:time-value="PT09H08M19.332531S">
            <text:p>9.08</text:p>
          </table:table-cell>
          <table:table-cell table:number-columns-repeated="251"/>
        </table:table-row>
        <table:table-row table:style-name="ro1">
          <table:table-cell office:value-type="date" office:date-value="2005-11-15">
            <text:p>15/11/2005</text:p>
          </table:table-cell>
          <table:table-cell office:value-type="string">
            <text:p>Esposito</text:p>
          </table:table-cell>
          <table:table-cell office:value-type="time" office:time-value="PT07H52M15.267619S">
            <text:p>7.52</text:p>
          </table:table-cell>
          <table:table-cell office:value-type="time" office:time-value="PT16H44M46.231676S">
            <text:p>16.44</text:p>
          </table:table-cell>
          <table:table-cell table:formula="oooc:=[.D17]-[.C17]" office:value-type="time" office:time-value="PT08H52M30.964057S">
            <text:p>8.52</text:p>
          </table:table-cell>
          <table:table-cell table:number-columns-repeated="251"/>
        </table:table-row>
        <table:table-row table:style-name="ro1">
          <table:table-cell office:value-type="date" office:date-value="2005-11-16">
            <text:p>16/11/2005</text:p>
          </table:table-cell>
          <table:table-cell office:value-type="string">
            <text:p>Rossi</text:p>
          </table:table-cell>
          <table:table-cell office:value-type="time" office:time-value="PT07H51M05.564494S">
            <text:p>7.51</text:p>
          </table:table-cell>
          <table:table-cell office:value-type="time" office:time-value="PT17H04M40.60748S">
            <text:p>17.04</text:p>
          </table:table-cell>
          <table:table-cell table:formula="oooc:=[.D18]-[.C18]" office:value-type="time" office:time-value="PT09H13M35.042986S">
            <text:p>9.13</text:p>
          </table:table-cell>
          <table:table-cell table:number-columns-repeated="251"/>
        </table:table-row>
        <table:table-row table:style-name="ro1">
          <table:table-cell office:value-type="date" office:date-value="2005-11-19">
            <text:p>19/11/2005</text:p>
          </table:table-cell>
          <table:table-cell office:value-type="string">
            <text:p>Bianchi</text:p>
          </table:table-cell>
          <table:table-cell office:value-type="time" office:time-value="PT07H59M54.187607S">
            <text:p>7.59</text:p>
          </table:table-cell>
          <table:table-cell office:value-type="time" office:time-value="PT16H40M14.644397S">
            <text:p>16.40</text:p>
          </table:table-cell>
          <table:table-cell table:formula="oooc:=[.D19]-[.C19]" office:value-type="time" office:time-value="PT08H40M20.45679S">
            <text:p>8.40</text:p>
          </table:table-cell>
          <table:table-cell table:number-columns-repeated="251"/>
        </table:table-row>
        <table:table-row table:style-name="ro1">
          <table:table-cell office:value-type="date" office:date-value="2005-11-19">
            <text:p>19/11/2005</text:p>
          </table:table-cell>
          <table:table-cell office:value-type="string">
            <text:p>Rossi</text:p>
          </table:table-cell>
          <table:table-cell office:value-type="time" office:time-value="PT07H50M02.687033S">
            <text:p>7.50</text:p>
          </table:table-cell>
          <table:table-cell office:value-type="time" office:time-value="PT16H42M29.439754S">
            <text:p>16.42</text:p>
          </table:table-cell>
          <table:table-cell table:formula="oooc:=[.D20]-[.C20]" office:value-type="time" office:time-value="PT08H52M26.752721S">
            <text:p>8.52</text:p>
          </table:table-cell>
          <table:table-cell table:number-columns-repeated="251"/>
        </table:table-row>
        <table:table-row table:style-name="ro1">
          <table:table-cell office:value-type="date" office:date-value="2005-11-19">
            <text:p>19/11/2005</text:p>
          </table:table-cell>
          <table:table-cell office:value-type="string">
            <text:p>Ferrari</text:p>
          </table:table-cell>
          <table:table-cell office:value-type="time" office:time-value="PT08H06M03.379221S">
            <text:p>8.06</text:p>
          </table:table-cell>
          <table:table-cell office:value-type="time" office:time-value="PT16H59M41.709403S">
            <text:p>16.59</text:p>
          </table:table-cell>
          <table:table-cell table:formula="oooc:=[.D21]-[.C21]" office:value-type="time" office:time-value="PT08H53M38.330182S">
            <text:p>8.53</text:p>
          </table:table-cell>
          <table:table-cell table:number-columns-repeated="251"/>
        </table:table-row>
        <table:table-row table:style-name="ro1">
          <table:table-cell office:value-type="date" office:date-value="2005-11-20">
            <text:p>20/11/2005</text:p>
          </table:table-cell>
          <table:table-cell office:value-type="string">
            <text:p>Bianchi</text:p>
          </table:table-cell>
          <table:table-cell office:value-type="time" office:time-value="PT07H56M25.377095S">
            <text:p>7.56</text:p>
          </table:table-cell>
          <table:table-cell office:value-type="time" office:time-value="PT16H42M27.781706S">
            <text:p>16.42</text:p>
          </table:table-cell>
          <table:table-cell table:formula="oooc:=[.D22]-[.C22]" office:value-type="time" office:time-value="PT08H46M02.404611S">
            <text:p>8.46</text:p>
          </table:table-cell>
          <table:table-cell table:number-columns-repeated="251"/>
        </table:table-row>
        <table:table-row table:style-name="ro1">
          <table:table-cell office:value-type="date" office:date-value="2005-11-23">
            <text:p>23/11/2005</text:p>
          </table:table-cell>
          <table:table-cell office:value-type="string">
            <text:p>Rizzo</text:p>
          </table:table-cell>
          <table:table-cell office:value-type="time" office:time-value="PT08H06M03.896933S">
            <text:p>8.06</text:p>
          </table:table-cell>
          <table:table-cell office:value-type="time" office:time-value="PT17H08M27.941991S">
            <text:p>17.08</text:p>
          </table:table-cell>
          <table:table-cell table:formula="oooc:=[.D23]-[.C23]" office:value-type="time" office:time-value="PT09H02M24.045058S">
            <text:p>9.02</text:p>
          </table:table-cell>
          <table:table-cell table:number-columns-repeated="251"/>
        </table:table-row>
        <table:table-row table:style-name="ro1">
          <table:table-cell office:value-type="date" office:date-value="2005-11-24">
            <text:p>24/11/2005</text:p>
          </table:table-cell>
          <table:table-cell office:value-type="string">
            <text:p>Rossi</text:p>
          </table:table-cell>
          <table:table-cell office:value-type="time" office:time-value="PT07H51M17.278319S">
            <text:p>7.51</text:p>
          </table:table-cell>
          <table:table-cell office:value-type="time" office:time-value="PT16H59M47.334752S">
            <text:p>16.59</text:p>
          </table:table-cell>
          <table:table-cell table:formula="oooc:=[.D24]-[.C24]" office:value-type="time" office:time-value="PT09H08M30.056433S">
            <text:p>9.08</text:p>
          </table:table-cell>
          <table:table-cell table:number-columns-repeated="251"/>
        </table:table-row>
        <table:table-row table:style-name="ro1">
          <table:table-cell office:value-type="date" office:date-value="2005-11-24">
            <text:p>24/11/2005</text:p>
          </table:table-cell>
          <table:table-cell office:value-type="string">
            <text:p>Ferrari</text:p>
          </table:table-cell>
          <table:table-cell office:value-type="time" office:time-value="PT07H58M49.636179S">
            <text:p>7.58</text:p>
          </table:table-cell>
          <table:table-cell office:value-type="time" office:time-value="PT17H06M09.44546S">
            <text:p>17.06</text:p>
          </table:table-cell>
          <table:table-cell table:formula="oooc:=[.D25]-[.C25]" office:value-type="time" office:time-value="PT09H07M19.809281S">
            <text:p>9.07</text:p>
          </table:table-cell>
          <table:table-cell table:number-columns-repeated="251"/>
        </table:table-row>
        <table:table-row table:style-name="ro1">
          <table:table-cell office:value-type="date" office:date-value="2005-11-25">
            <text:p>25/11/2005</text:p>
          </table:table-cell>
          <table:table-cell office:value-type="string">
            <text:p>Esposito</text:p>
          </table:table-cell>
          <table:table-cell office:value-type="time" office:time-value="PT08H06M01.18559S">
            <text:p>8.06</text:p>
          </table:table-cell>
          <table:table-cell office:value-type="time" office:time-value="PT17H01M25.959948S">
            <text:p>17.01</text:p>
          </table:table-cell>
          <table:table-cell table:formula="oooc:=[.D26]-[.C26]" office:value-type="time" office:time-value="PT08H55M24.774358S">
            <text:p>8.55</text:p>
          </table:table-cell>
          <table:table-cell table:number-columns-repeated="251"/>
        </table:table-row>
        <table:table-row table:style-name="ro1">
          <table:table-cell office:value-type="date" office:date-value="2005-11-25">
            <text:p>25/11/2005</text:p>
          </table:table-cell>
          <table:table-cell office:value-type="string">
            <text:p>Rizzo</text:p>
          </table:table-cell>
          <table:table-cell office:value-type="time" office:time-value="PT07H53M09.442748S">
            <text:p>7.53</text:p>
          </table:table-cell>
          <table:table-cell office:value-type="time" office:time-value="PT16H58M46.024011S">
            <text:p>16.58</text:p>
          </table:table-cell>
          <table:table-cell table:formula="oooc:=[.D27]-[.C27]" office:value-type="time" office:time-value="PT09H05M36.581263S">
            <text:p>9.05</text:p>
          </table:table-cell>
          <table:table-cell table:number-columns-repeated="251"/>
        </table:table-row>
        <table:table-row table:style-name="ro1">
          <table:table-cell office:value-type="date" office:date-value="2005-11-28">
            <text:p>28/11/2005</text:p>
          </table:table-cell>
          <table:table-cell office:value-type="string">
            <text:p>Ferrari</text:p>
          </table:table-cell>
          <table:table-cell office:value-type="time" office:time-value="PT08H03M42.51583S">
            <text:p>8.03</text:p>
          </table:table-cell>
          <table:table-cell office:value-type="time" office:time-value="PT17H05M15.878801S">
            <text:p>17.05</text:p>
          </table:table-cell>
          <table:table-cell table:formula="oooc:=[.D28]-[.C28]" office:value-type="time" office:time-value="PT09H01M33.362971S">
            <text:p>9.01</text:p>
          </table:table-cell>
          <table:table-cell table:number-columns-repeated="251"/>
        </table:table-row>
        <table:table-row table:style-name="ro1">
          <table:table-cell office:value-type="date" office:date-value="2005-11-30">
            <text:p>30/11/2005</text:p>
          </table:table-cell>
          <table:table-cell office:value-type="string">
            <text:p>Bianchi</text:p>
          </table:table-cell>
          <table:table-cell office:value-type="time" office:time-value="PT07H55M48.501094S">
            <text:p>7.55</text:p>
          </table:table-cell>
          <table:table-cell office:value-type="time" office:time-value="PT16H49M53.23896S">
            <text:p>16.49</text:p>
          </table:table-cell>
          <table:table-cell table:formula="oooc:=[.D29]-[.C29]" office:value-type="time" office:time-value="PT08H54M04.737866S">
            <text:p>8.54</text:p>
          </table:table-cell>
          <table:table-cell table:number-columns-repeated="251"/>
        </table:table-row>
      </table:table>
      <table:table table:name="Dic_05" table:style-name="ta5" table:print="false">
        <table:table-column table:style-name="co16" table:default-cell-style-name="ce35"/>
        <table:table-column table:style-name="co17" table:default-cell-style-name="Default"/>
        <table:table-column table:style-name="co1" table:default-cell-style-name="ce37"/>
        <table:table-column table:style-name="co18" table:default-cell-style-name="ce37"/>
        <table:table-column table:style-name="co19" table:default-cell-style-name="ce37"/>
        <table:table-column table:style-name="co5" table:default-cell-style-name="Default"/>
        <table:table-column table:style-name="co16" table:default-cell-style-name="ce35"/>
        <table:table-column table:style-name="co5" table:default-cell-style-name="Default"/>
        <table:table-column table:style-name="co5" table:number-columns-repeated="3" table:default-cell-style-name="ce36"/>
        <table:table-column table:style-name="co5" table:number-columns-repeated="245" table:default-cell-style-name="Default"/>
        <table:table-row table:style-name="ro1">
          <table:table-cell table:style-name="ce34" office:value-type="string">
            <text:p>Data</text:p>
          </table:table-cell>
          <table:table-cell table:style-name="ce34" office:value-type="string">
            <text:p>Dipendente</text:p>
          </table:table-cell>
          <table:table-cell table:style-name="ce34" office:value-type="string">
            <text:p>Entrata</text:p>
          </table:table-cell>
          <table:table-cell table:style-name="ce34" office:value-type="string">
            <text:p>Uscita</text:p>
          </table:table-cell>
          <table:table-cell table:style-name="ce34" office:value-type="string">
            <text:p>Ore</text:p>
          </table:table-cell>
          <table:table-cell/>
          <table:table-cell table:style-name="ce34" office:value-type="string">
            <text:p>Data</text:p>
          </table:table-cell>
          <table:table-cell table:style-name="ce34" office:value-type="string">
            <text:p>Dipendente</text:p>
          </table:table-cell>
          <table:table-cell table:style-name="ce34" office:value-type="string">
            <text:p>Entrata</text:p>
          </table:table-cell>
          <table:table-cell table:style-name="ce34" office:value-type="string">
            <text:p>Uscita</text:p>
          </table:table-cell>
          <table:table-cell table:style-name="ce34" office:value-type="string">
            <text:p>Ore</text:p>
          </table:table-cell>
          <table:table-cell table:number-columns-repeated="245"/>
        </table:table-row>
        <table:table-row table:style-name="ro1">
          <table:table-cell office:value-type="date" office:date-value="2005-12-01">
            <text:p>01/12/2005</text:p>
          </table:table-cell>
          <table:table-cell office:value-type="string">
            <text:p>Bianchi</text:p>
          </table:table-cell>
          <table:table-cell office:value-type="float" office:value="0.334850450437866">
            <text:p>8.02</text:p>
          </table:table-cell>
          <table:table-cell office:value-type="float" office:value="0.741745708613197">
            <text:p>17.48</text:p>
          </table:table-cell>
          <table:table-cell table:formula="oooc:=[.D2]-[.C2]" office:value-type="float" office:value="0.406895258175331">
            <text:p>9.45</text:p>
          </table:table-cell>
          <table:table-cell/>
          <table:table-cell office:value-type="date" office:date-value="2005-11-05">
            <text:p>05/11/2005</text:p>
          </table:table-cell>
          <table:table-cell office:value-type="string">
            <text:p>Rossi</text:p>
          </table:table-cell>
          <table:table-cell office:value-type="time" office:time-value="PT08H00M25.293971S">
            <text:p>8.00</text:p>
          </table:table-cell>
          <table:table-cell office:value-type="time" office:time-value="PT17H01M41.514678S">
            <text:p>17.01</text:p>
          </table:table-cell>
          <table:table-cell office:value-type="time" office:time-value="PT09H01M16.220707S">
            <text:p>9.01</text:p>
          </table:table-cell>
          <table:table-cell table:number-columns-repeated="245"/>
        </table:table-row>
        <table:table-row table:style-name="ro1">
          <table:table-cell office:value-type="date" office:date-value="2005-12-02">
            <text:p>02/12/2005</text:p>
          </table:table-cell>
          <table:table-cell office:value-type="string">
            <text:p>Bianchi</text:p>
          </table:table-cell>
          <table:table-cell office:value-type="float" office:value="0.335617965634352">
            <text:p>8.03</text:p>
          </table:table-cell>
          <table:table-cell office:value-type="float" office:value="0.737845786635443">
            <text:p>17.42</text:p>
          </table:table-cell>
          <table:table-cell table:formula="oooc:=[.D3]-[.C3]" office:value-type="float" office:value="0.402227821001091">
            <text:p>9.39</text:p>
          </table:table-cell>
          <table:table-cell/>
          <table:table-cell office:value-type="date" office:date-value="2005-11-05">
            <text:p>05/11/2005</text:p>
          </table:table-cell>
          <table:table-cell office:value-type="string">
            <text:p>Esposito</text:p>
          </table:table-cell>
          <table:table-cell office:value-type="time" office:time-value="PT07H53M33.062561S">
            <text:p>7.53</text:p>
          </table:table-cell>
          <table:table-cell office:value-type="time" office:time-value="PT17H10M10.85549S">
            <text:p>17.10</text:p>
          </table:table-cell>
          <table:table-cell office:value-type="time" office:time-value="PT09H16M37.792929S">
            <text:p>9.16</text:p>
          </table:table-cell>
          <table:table-cell table:number-columns-repeated="245"/>
        </table:table-row>
        <table:table-row table:style-name="ro1">
          <table:table-cell office:value-type="date" office:date-value="2005-12-03">
            <text:p>03/12/2005</text:p>
          </table:table-cell>
          <table:table-cell office:value-type="string">
            <text:p>Bianchi</text:p>
          </table:table-cell>
          <table:table-cell office:value-type="float" office:value="0.340632514346283">
            <text:p>8.10</text:p>
          </table:table-cell>
          <table:table-cell office:value-type="float" office:value="0.735728686512256">
            <text:p>17.39</text:p>
          </table:table-cell>
          <table:table-cell table:formula="oooc:=[.D4]-[.C4]" office:value-type="float" office:value="0.395096172165973">
            <text:p>9.28</text:p>
          </table:table-cell>
          <table:table-cell/>
          <table:table-cell office:value-type="date" office:date-value="2005-11-05">
            <text:p>05/11/2005</text:p>
          </table:table-cell>
          <table:table-cell office:value-type="string">
            <text:p>Bianchi</text:p>
          </table:table-cell>
          <table:table-cell office:value-type="time" office:time-value="PT08H07M59.260435S">
            <text:p>8.07</text:p>
          </table:table-cell>
          <table:table-cell office:value-type="time" office:time-value="PT16H37M10.105345S">
            <text:p>16.37</text:p>
          </table:table-cell>
          <table:table-cell office:value-type="time" office:time-value="PT08H29M10.84491S">
            <text:p>8.29</text:p>
          </table:table-cell>
          <table:table-cell table:number-columns-repeated="245"/>
        </table:table-row>
        <table:table-row table:style-name="ro1">
          <table:table-cell office:value-type="date" office:date-value="2005-12-04">
            <text:p>04/12/2005</text:p>
          </table:table-cell>
          <table:table-cell office:value-type="string">
            <text:p>Ferrari</text:p>
          </table:table-cell>
          <table:table-cell office:value-type="float" office:value="0.353429085341964">
            <text:p>8.28</text:p>
          </table:table-cell>
          <table:table-cell office:value-type="float" office:value="0.744185768426426">
            <text:p>17.51</text:p>
          </table:table-cell>
          <table:table-cell table:formula="oooc:=[.D5]-[.C5]" office:value-type="float" office:value="0.390756683084462">
            <text:p>9.22</text:p>
          </table:table-cell>
          <table:table-cell/>
          <table:table-cell office:value-type="date" office:date-value="2005-11-06">
            <text:p>06/11/2005</text:p>
          </table:table-cell>
          <table:table-cell office:value-type="string">
            <text:p>Bianchi</text:p>
          </table:table-cell>
          <table:table-cell office:value-type="time" office:time-value="PT08H09M08.550059S">
            <text:p>8.09</text:p>
          </table:table-cell>
          <table:table-cell office:value-type="time" office:time-value="PT17H06M45.060144S">
            <text:p>17.06</text:p>
          </table:table-cell>
          <table:table-cell office:value-type="time" office:time-value="PT08H57M36.510085S">
            <text:p>8.57</text:p>
          </table:table-cell>
          <table:table-cell table:number-columns-repeated="245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Ferrari</text:p>
          </table:table-cell>
          <table:table-cell office:value-type="float" office:value="0.374158030769003">
            <text:p>8.58</text:p>
          </table:table-cell>
          <table:table-cell office:value-type="float" office:value="0.739825474049518">
            <text:p>17.45</text:p>
          </table:table-cell>
          <table:table-cell table:formula="oooc:=[.D6]-[.C6]" office:value-type="float" office:value="0.365667443280514">
            <text:p>8.46</text:p>
          </table:table-cell>
          <table:table-cell/>
          <table:table-cell office:value-type="date" office:date-value="2005-11-06">
            <text:p>06/11/2005</text:p>
          </table:table-cell>
          <table:table-cell office:value-type="string">
            <text:p>Ferrari</text:p>
          </table:table-cell>
          <table:table-cell office:value-type="time" office:time-value="PT07H57M55.981275S">
            <text:p>7.57</text:p>
          </table:table-cell>
          <table:table-cell office:value-type="time" office:time-value="PT17H01M41.54155S">
            <text:p>17.01</text:p>
          </table:table-cell>
          <table:table-cell office:value-type="time" office:time-value="PT09H03M45.560275S">
            <text:p>9.03</text:p>
          </table:table-cell>
          <table:table-cell table:number-columns-repeated="245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Rossi</text:p>
          </table:table-cell>
          <table:table-cell office:value-type="float" office:value="0.363765622233878">
            <text:p>8.43</text:p>
          </table:table-cell>
          <table:table-cell office:value-type="float" office:value="0.717647917249461">
            <text:p>17.13</text:p>
          </table:table-cell>
          <table:table-cell table:formula="oooc:=[.D7]-[.C7]" office:value-type="float" office:value="0.353882295015583">
            <text:p>8.29</text:p>
          </table:table-cell>
          <table:table-cell/>
          <table:table-cell office:value-type="date" office:date-value="2005-11-06">
            <text:p>06/11/2005</text:p>
          </table:table-cell>
          <table:table-cell office:value-type="string">
            <text:p>Rizzo</text:p>
          </table:table-cell>
          <table:table-cell office:value-type="time" office:time-value="PT07H52M45.673929S">
            <text:p>7.52</text:p>
          </table:table-cell>
          <table:table-cell office:value-type="time" office:time-value="PT16H39M13.918973S">
            <text:p>16.39</text:p>
          </table:table-cell>
          <table:table-cell office:value-type="time" office:time-value="PT08H46M28.245043S">
            <text:p>8.46</text:p>
          </table:table-cell>
          <table:table-cell table:number-columns-repeated="245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Esposito</text:p>
          </table:table-cell>
          <table:table-cell office:value-type="float" office:value="0.358991985768946">
            <text:p>8.36</text:p>
          </table:table-cell>
          <table:table-cell office:value-type="float" office:value="0.710764195148764">
            <text:p>17.03</text:p>
          </table:table-cell>
          <table:table-cell table:formula="oooc:=[.D8]-[.C8]" office:value-type="float" office:value="0.351772209379819">
            <text:p>8.26</text:p>
          </table:table-cell>
          <table:table-cell/>
          <table:table-cell office:value-type="date" office:date-value="2005-11-06">
            <text:p>06/11/2005</text:p>
          </table:table-cell>
          <table:table-cell office:value-type="string">
            <text:p>Esposito</text:p>
          </table:table-cell>
          <table:table-cell office:value-type="time" office:time-value="PT07H51M28.373835S">
            <text:p>7.51</text:p>
          </table:table-cell>
          <table:table-cell office:value-type="time" office:time-value="PT16H52M40.089507S">
            <text:p>16.52</text:p>
          </table:table-cell>
          <table:table-cell office:value-type="time" office:time-value="PT09H01M11.715672S">
            <text:p>9.01</text:p>
          </table:table-cell>
          <table:table-cell table:number-columns-repeated="245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Bianchi</text:p>
          </table:table-cell>
          <table:table-cell office:value-type="float" office:value="0.365570340932593">
            <text:p>8.46</text:p>
          </table:table-cell>
          <table:table-cell office:value-type="float" office:value="0.733456923998362">
            <text:p>17.36</text:p>
          </table:table-cell>
          <table:table-cell table:formula="oooc:=[.D9]-[.C9]" office:value-type="float" office:value="0.367886583065769">
            <text:p>8.49</text:p>
          </table:table-cell>
          <table:table-cell/>
          <table:table-cell office:value-type="date" office:date-value="2005-11-08">
            <text:p>08/11/2005</text:p>
          </table:table-cell>
          <table:table-cell office:value-type="string">
            <text:p>Ferrari</text:p>
          </table:table-cell>
          <table:table-cell office:value-type="time" office:time-value="PT08H03M27.102485S">
            <text:p>8.03</text:p>
          </table:table-cell>
          <table:table-cell office:value-type="time" office:time-value="PT16H59M53.123471S">
            <text:p>16.59</text:p>
          </table:table-cell>
          <table:table-cell office:value-type="time" office:time-value="PT08H56M26.020986S">
            <text:p>8.56</text:p>
          </table:table-cell>
          <table:table-cell table:number-columns-repeated="245"/>
        </table:table-row>
        <table:table-row table:style-name="ro1">
          <table:table-cell office:value-type="date" office:date-value="2005-12-05">
            <text:p>05/12/2005</text:p>
          </table:table-cell>
          <table:table-cell office:value-type="string">
            <text:p>Rizzo</text:p>
          </table:table-cell>
          <table:table-cell office:value-type="float" office:value="0.333472062831488">
            <text:p>8.00</text:p>
          </table:table-cell>
          <table:table-cell office:value-type="float" office:value="0.746267693043406">
            <text:p>17.54</text:p>
          </table:table-cell>
          <table:table-cell table:formula="oooc:=[.D10]-[.C10]" office:value-type="float" office:value="0.412795630211918">
            <text:p>9.54</text:p>
          </table:table-cell>
          <table:table-cell/>
          <table:table-cell office:value-type="date" office:date-value="2005-11-09">
            <text:p>09/11/2005</text:p>
          </table:table-cell>
          <table:table-cell office:value-type="string">
            <text:p>Bianchi</text:p>
          </table:table-cell>
          <table:table-cell office:value-type="time" office:time-value="PT08H05M45.187264S">
            <text:p>8.05</text:p>
          </table:table-cell>
          <table:table-cell office:value-type="time" office:time-value="PT17H03M54.771572S">
            <text:p>17.03</text:p>
          </table:table-cell>
          <table:table-cell office:value-type="time" office:time-value="PT08H58M09.584308S">
            <text:p>8.58</text:p>
          </table:table-cell>
          <table:table-cell table:number-columns-repeated="245"/>
        </table:table-row>
        <table:table-row table:style-name="ro1">
          <table:table-cell office:value-type="date" office:date-value="2005-12-08">
            <text:p>08/12/2005</text:p>
          </table:table-cell>
          <table:table-cell office:value-type="string">
            <text:p>Rossi</text:p>
          </table:table-cell>
          <table:table-cell office:value-type="float" office:value="0.353818670955463">
            <text:p>8.29</text:p>
          </table:table-cell>
          <table:table-cell office:value-type="float" office:value="0.736972745265585">
            <text:p>17.41</text:p>
          </table:table-cell>
          <table:table-cell table:formula="oooc:=[.D11]-[.C11]" office:value-type="float" office:value="0.383154074310123">
            <text:p>9.11</text:p>
          </table:table-cell>
          <table:table-cell/>
          <table:table-cell office:value-type="date" office:date-value="2005-11-10">
            <text:p>10/11/2005</text:p>
          </table:table-cell>
          <table:table-cell office:value-type="string">
            <text:p>Ferrari</text:p>
          </table:table-cell>
          <table:table-cell office:value-type="time" office:time-value="PT08H08M32.761967S">
            <text:p>8.08</text:p>
          </table:table-cell>
          <table:table-cell office:value-type="time" office:time-value="PT16H43M54.403584S">
            <text:p>16.43</text:p>
          </table:table-cell>
          <table:table-cell office:value-type="time" office:time-value="PT08H35M21.641618S">
            <text:p>8.35</text:p>
          </table:table-cell>
          <table:table-cell table:number-columns-repeated="245"/>
        </table:table-row>
        <table:table-row table:style-name="ro1">
          <table:table-cell office:value-type="date" office:date-value="2005-12-09">
            <text:p>09/12/2005</text:p>
          </table:table-cell>
          <table:table-cell office:value-type="string">
            <text:p>Bianchi</text:p>
          </table:table-cell>
          <table:table-cell office:value-type="float" office:value="0.368474154120546">
            <text:p>8.50</text:p>
          </table:table-cell>
          <table:table-cell office:value-type="float" office:value="0.710139576213029">
            <text:p>17.02</text:p>
          </table:table-cell>
          <table:table-cell table:formula="oooc:=[.D12]-[.C12]" office:value-type="float" office:value="0.341665422092483">
            <text:p>8.12</text:p>
          </table:table-cell>
          <table:table-cell/>
          <table:table-cell office:value-type="date" office:date-value="2005-11-12">
            <text:p>12/11/2005</text:p>
          </table:table-cell>
          <table:table-cell office:value-type="string">
            <text:p>Rizzo</text:p>
          </table:table-cell>
          <table:table-cell office:value-type="time" office:time-value="PT08H06M31.997735S">
            <text:p>8.06</text:p>
          </table:table-cell>
          <table:table-cell office:value-type="time" office:time-value="PT17H07M47.18929S">
            <text:p>17.07</text:p>
          </table:table-cell>
          <table:table-cell office:value-type="time" office:time-value="PT09H01M15.191556S">
            <text:p>9.01</text:p>
          </table:table-cell>
          <table:table-cell table:number-columns-repeated="245"/>
        </table:table-row>
        <table:table-row table:style-name="ro1">
          <table:table-cell office:value-type="date" office:date-value="2005-12-10">
            <text:p>10/12/2005</text:p>
          </table:table-cell>
          <table:table-cell office:value-type="string">
            <text:p>Bianchi</text:p>
          </table:table-cell>
          <table:table-cell office:value-type="float" office:value="0.359255675466359">
            <text:p>8.37</text:p>
          </table:table-cell>
          <table:table-cell office:value-type="float" office:value="0.717127380114499">
            <text:p>17.12</text:p>
          </table:table-cell>
          <table:table-cell table:formula="oooc:=[.D13]-[.C13]" office:value-type="float" office:value="0.35787170464814">
            <text:p>8.35</text:p>
          </table:table-cell>
          <table:table-cell/>
          <table:table-cell office:value-type="date" office:date-value="2005-11-12">
            <text:p>12/11/2005</text:p>
          </table:table-cell>
          <table:table-cell office:value-type="string">
            <text:p>Ferrari</text:p>
          </table:table-cell>
          <table:table-cell office:value-type="time" office:time-value="PT07H54M14.106849S">
            <text:p>7.54</text:p>
          </table:table-cell>
          <table:table-cell office:value-type="time" office:time-value="PT17H06M58.362577S">
            <text:p>17.06</text:p>
          </table:table-cell>
          <table:table-cell office:value-type="time" office:time-value="PT09H12M44.255728S">
            <text:p>9.12</text:p>
          </table:table-cell>
          <table:table-cell table:number-columns-repeated="245"/>
        </table:table-row>
        <table:table-row table:style-name="ro1">
          <table:table-cell office:value-type="date" office:date-value="2005-12-10">
            <text:p>10/12/2005</text:p>
          </table:table-cell>
          <table:table-cell office:value-type="string">
            <text:p>Ferrari</text:p>
          </table:table-cell>
          <table:table-cell office:value-type="float" office:value="0.350235528531833">
            <text:p>8.24</text:p>
          </table:table-cell>
          <table:table-cell office:value-type="float" office:value="0.713597669465985">
            <text:p>17.07</text:p>
          </table:table-cell>
          <table:table-cell table:formula="oooc:=[.D14]-[.C14]" office:value-type="float" office:value="0.363362140934152">
            <text:p>8.43</text:p>
          </table:table-cell>
          <table:table-cell/>
          <table:table-cell office:value-type="date" office:date-value="2005-11-13">
            <text:p>13/11/2005</text:p>
          </table:table-cell>
          <table:table-cell office:value-type="string">
            <text:p>Bianchi</text:p>
          </table:table-cell>
          <table:table-cell office:value-type="time" office:time-value="PT07H50M29.274335S">
            <text:p>7.50</text:p>
          </table:table-cell>
          <table:table-cell office:value-type="time" office:time-value="PT17H04M30.151606S">
            <text:p>17.04</text:p>
          </table:table-cell>
          <table:table-cell office:value-type="time" office:time-value="PT09H14M00.877271S">
            <text:p>9.14</text:p>
          </table:table-cell>
          <table:table-cell table:number-columns-repeated="245"/>
        </table:table-row>
        <table:table-row table:style-name="ro1">
          <table:table-cell office:value-type="date" office:date-value="2005-12-11">
            <text:p>11/12/2005</text:p>
          </table:table-cell>
          <table:table-cell office:value-type="string">
            <text:p>Ferrari</text:p>
          </table:table-cell>
          <table:table-cell office:value-type="float" office:value="0.343541800738496">
            <text:p>8.14</text:p>
          </table:table-cell>
          <table:table-cell office:value-type="float" office:value="0.72449701109941">
            <text:p>17.23</text:p>
          </table:table-cell>
          <table:table-cell table:formula="oooc:=[.D15]-[.C15]" office:value-type="float" office:value="0.380955210360914">
            <text:p>9.08</text:p>
          </table:table-cell>
          <table:table-cell/>
          <table:table-cell office:value-type="date" office:date-value="2005-11-13">
            <text:p>13/11/2005</text:p>
          </table:table-cell>
          <table:table-cell office:value-type="string">
            <text:p>Rizzo</text:p>
          </table:table-cell>
          <table:table-cell office:value-type="time" office:time-value="PT08H05M43.356861S">
            <text:p>8.05</text:p>
          </table:table-cell>
          <table:table-cell office:value-type="time" office:time-value="PT17H04M38.45188S">
            <text:p>17.04</text:p>
          </table:table-cell>
          <table:table-cell office:value-type="time" office:time-value="PT08H58M55.095019S">
            <text:p>8.58</text:p>
          </table:table-cell>
          <table:table-cell table:number-columns-repeated="245"/>
        </table:table-row>
        <table:table-row table:style-name="ro1">
          <table:table-cell office:value-type="date" office:date-value="2005-12-12">
            <text:p>12/12/2005</text:p>
          </table:table-cell>
          <table:table-cell office:value-type="string">
            <text:p>Ferrari</text:p>
          </table:table-cell>
          <table:table-cell office:value-type="float" office:value="0.359803211647087">
            <text:p>8.38</text:p>
          </table:table-cell>
          <table:table-cell office:value-type="float" office:value="0.719480211038768">
            <text:p>17.16</text:p>
          </table:table-cell>
          <table:table-cell table:formula="oooc:=[.D16]-[.C16]" office:value-type="float" office:value="0.359676999391681">
            <text:p>8.37</text:p>
          </table:table-cell>
          <table:table-cell/>
          <table:table-cell office:value-type="date" office:date-value="2005-11-14">
            <text:p>14/11/2005</text:p>
          </table:table-cell>
          <table:table-cell office:value-type="string">
            <text:p>Ferrari</text:p>
          </table:table-cell>
          <table:table-cell office:value-type="time" office:time-value="PT07H57M08.340733S">
            <text:p>7.57</text:p>
          </table:table-cell>
          <table:table-cell office:value-type="time" office:time-value="PT17H05M27.673264S">
            <text:p>17.05</text:p>
          </table:table-cell>
          <table:table-cell office:value-type="time" office:time-value="PT09H08M19.332531S">
            <text:p>9.08</text:p>
          </table:table-cell>
          <table:table-cell table:number-columns-repeated="245"/>
        </table:table-row>
        <table:table-row table:style-name="ro1">
          <table:table-cell office:value-type="date" office:date-value="2005-12-13">
            <text:p>13/12/2005</text:p>
          </table:table-cell>
          <table:table-cell office:value-type="string">
            <text:p>Rossi</text:p>
          </table:table-cell>
          <table:table-cell office:value-type="float" office:value="0.364253491116077">
            <text:p>8.44</text:p>
          </table:table-cell>
          <table:table-cell office:value-type="float" office:value="0.717341542659642">
            <text:p>17.12</text:p>
          </table:table-cell>
          <table:table-cell table:formula="oooc:=[.D17]-[.C17]" office:value-type="float" office:value="0.353088051543565">
            <text:p>8.28</text:p>
          </table:table-cell>
          <table:table-cell/>
          <table:table-cell office:value-type="date" office:date-value="2005-11-15">
            <text:p>15/11/2005</text:p>
          </table:table-cell>
          <table:table-cell office:value-type="string">
            <text:p>Esposito</text:p>
          </table:table-cell>
          <table:table-cell office:value-type="time" office:time-value="PT07H52M15.267619S">
            <text:p>7.52</text:p>
          </table:table-cell>
          <table:table-cell office:value-type="time" office:time-value="PT16H44M46.231676S">
            <text:p>16.44</text:p>
          </table:table-cell>
          <table:table-cell office:value-type="time" office:time-value="PT08H52M30.964057S">
            <text:p>8.52</text:p>
          </table:table-cell>
          <table:table-cell table:number-columns-repeated="245"/>
        </table:table-row>
        <table:table-row table:style-name="ro1">
          <table:table-cell office:value-type="date" office:date-value="2005-12-15">
            <text:p>15/12/2005</text:p>
          </table:table-cell>
          <table:table-cell office:value-type="string">
            <text:p>Rossi</text:p>
          </table:table-cell>
          <table:table-cell office:value-type="float" office:value="0.354618694625832">
            <text:p>8.30</text:p>
          </table:table-cell>
          <table:table-cell office:value-type="float" office:value="0.719005211963558">
            <text:p>17.15</text:p>
          </table:table-cell>
          <table:table-cell table:formula="oooc:=[.D18]-[.C18]" office:value-type="float" office:value="0.364386517337726">
            <text:p>8.44</text:p>
          </table:table-cell>
          <table:table-cell/>
          <table:table-cell office:value-type="date" office:date-value="2005-11-16">
            <text:p>16/11/2005</text:p>
          </table:table-cell>
          <table:table-cell office:value-type="string">
            <text:p>Rossi</text:p>
          </table:table-cell>
          <table:table-cell office:value-type="time" office:time-value="PT07H51M05.564494S">
            <text:p>7.51</text:p>
          </table:table-cell>
          <table:table-cell office:value-type="time" office:time-value="PT17H04M40.60748S">
            <text:p>17.04</text:p>
          </table:table-cell>
          <table:table-cell office:value-type="time" office:time-value="PT09H13M35.042986S">
            <text:p>9.13</text:p>
          </table:table-cell>
          <table:table-cell table:number-columns-repeated="245"/>
        </table:table-row>
        <table:table-row table:style-name="ro1">
          <table:table-cell office:value-type="date" office:date-value="2005-12-18">
            <text:p>18/12/2005</text:p>
          </table:table-cell>
          <table:table-cell office:value-type="string">
            <text:p>Rizzo</text:p>
          </table:table-cell>
          <table:table-cell office:value-type="float" office:value="0.37291661315414">
            <text:p>8.57</text:p>
          </table:table-cell>
          <table:table-cell office:value-type="float" office:value="0.714529745137688">
            <text:p>17.08</text:p>
          </table:table-cell>
          <table:table-cell table:formula="oooc:=[.D19]-[.C19]" office:value-type="float" office:value="0.341613131983549">
            <text:p>8.11</text:p>
          </table:table-cell>
          <table:table-cell/>
          <table:table-cell office:value-type="date" office:date-value="2005-11-19">
            <text:p>19/11/2005</text:p>
          </table:table-cell>
          <table:table-cell office:value-type="string">
            <text:p>Bianchi</text:p>
          </table:table-cell>
          <table:table-cell office:value-type="time" office:time-value="PT07H59M54.187607S">
            <text:p>7.59</text:p>
          </table:table-cell>
          <table:table-cell office:value-type="time" office:time-value="PT16H40M14.644397S">
            <text:p>16.40</text:p>
          </table:table-cell>
          <table:table-cell office:value-type="time" office:time-value="PT08H40M20.45679S">
            <text:p>8.40</text:p>
          </table:table-cell>
          <table:table-cell table:number-columns-repeated="245"/>
        </table:table-row>
        <table:table-row table:style-name="ro1">
          <table:table-cell office:value-type="date" office:date-value="2005-12-18">
            <text:p>18/12/2005</text:p>
          </table:table-cell>
          <table:table-cell office:value-type="string">
            <text:p>Esposito</text:p>
          </table:table-cell>
          <table:table-cell office:value-type="float" office:value="0.36007624853695">
            <text:p>8.38</text:p>
          </table:table-cell>
          <table:table-cell office:value-type="float" office:value="0.734308839717556">
            <text:p>17.37</text:p>
          </table:table-cell>
          <table:table-cell table:formula="oooc:=[.D20]-[.C20]" office:value-type="float" office:value="0.374232591180606">
            <text:p>8.58</text:p>
          </table:table-cell>
          <table:table-cell/>
          <table:table-cell office:value-type="date" office:date-value="2005-11-19">
            <text:p>19/11/2005</text:p>
          </table:table-cell>
          <table:table-cell office:value-type="string">
            <text:p>Rossi</text:p>
          </table:table-cell>
          <table:table-cell office:value-type="time" office:time-value="PT07H50M02.687033S">
            <text:p>7.50</text:p>
          </table:table-cell>
          <table:table-cell office:value-type="time" office:time-value="PT16H42M29.439754S">
            <text:p>16.42</text:p>
          </table:table-cell>
          <table:table-cell office:value-type="time" office:time-value="PT08H52M26.752721S">
            <text:p>8.52</text:p>
          </table:table-cell>
          <table:table-cell table:number-columns-repeated="245"/>
        </table:table-row>
        <table:table-row table:style-name="ro1">
          <table:table-cell office:value-type="date" office:date-value="2005-12-19">
            <text:p>19/12/2005</text:p>
          </table:table-cell>
          <table:table-cell office:value-type="string">
            <text:p>Ferrari</text:p>
          </table:table-cell>
          <table:table-cell office:value-type="float" office:value="0.362333931955518">
            <text:p>8.41</text:p>
          </table:table-cell>
          <table:table-cell office:value-type="float" office:value="0.74035102680827">
            <text:p>17.46</text:p>
          </table:table-cell>
          <table:table-cell table:formula="oooc:=[.D21]-[.C21]" office:value-type="float" office:value="0.378017094852752">
            <text:p>9.04</text:p>
          </table:table-cell>
          <table:table-cell/>
          <table:table-cell office:value-type="date" office:date-value="2005-11-19">
            <text:p>19/11/2005</text:p>
          </table:table-cell>
          <table:table-cell office:value-type="string">
            <text:p>Ferrari</text:p>
          </table:table-cell>
          <table:table-cell office:value-type="time" office:time-value="PT08H06M03.379221S">
            <text:p>8.06</text:p>
          </table:table-cell>
          <table:table-cell office:value-type="time" office:time-value="PT16H59M41.709403S">
            <text:p>16.59</text:p>
          </table:table-cell>
          <table:table-cell office:value-type="time" office:time-value="PT08H53M38.330182S">
            <text:p>8.53</text:p>
          </table:table-cell>
          <table:table-cell table:number-columns-repeated="245"/>
        </table:table-row>
        <table:table-row table:style-name="ro1">
          <table:table-cell office:value-type="date" office:date-value="2005-12-20">
            <text:p>20/12/2005</text:p>
          </table:table-cell>
          <table:table-cell office:value-type="string">
            <text:p>Ferrari</text:p>
          </table:table-cell>
          <table:table-cell office:value-type="float" office:value="0.339910467865573">
            <text:p>8.09</text:p>
          </table:table-cell>
          <table:table-cell office:value-type="float" office:value="0.72784353278985">
            <text:p>17.28</text:p>
          </table:table-cell>
          <table:table-cell table:formula="oooc:=[.D22]-[.C22]" office:value-type="float" office:value="0.387933064924278">
            <text:p>9.18</text:p>
          </table:table-cell>
          <table:table-cell/>
          <table:table-cell office:value-type="date" office:date-value="2005-11-20">
            <text:p>20/11/2005</text:p>
          </table:table-cell>
          <table:table-cell office:value-type="string">
            <text:p>Bianchi</text:p>
          </table:table-cell>
          <table:table-cell office:value-type="time" office:time-value="PT07H56M25.377095S">
            <text:p>7.56</text:p>
          </table:table-cell>
          <table:table-cell office:value-type="time" office:time-value="PT16H42M27.781706S">
            <text:p>16.42</text:p>
          </table:table-cell>
          <table:table-cell office:value-type="time" office:time-value="PT08H46M02.404611S">
            <text:p>8.46</text:p>
          </table:table-cell>
          <table:table-cell table:number-columns-repeated="245"/>
        </table:table-row>
        <table:table-row table:style-name="ro1">
          <table:table-cell office:value-type="date" office:date-value="2005-12-22">
            <text:p>22/12/2005</text:p>
          </table:table-cell>
          <table:table-cell office:value-type="string">
            <text:p>Rizzo</text:p>
          </table:table-cell>
          <table:table-cell office:value-type="float" office:value="0.367592516049174">
            <text:p>8.49</text:p>
          </table:table-cell>
          <table:table-cell office:value-type="float" office:value="0.708514114709064">
            <text:p>17.00</text:p>
          </table:table-cell>
          <table:table-cell table:formula="oooc:=[.D23]-[.C23]" office:value-type="float" office:value="0.34092159865989">
            <text:p>8.10</text:p>
          </table:table-cell>
          <table:table-cell/>
          <table:table-cell office:value-type="date" office:date-value="2005-11-23">
            <text:p>23/11/2005</text:p>
          </table:table-cell>
          <table:table-cell office:value-type="string">
            <text:p>Rizzo</text:p>
          </table:table-cell>
          <table:table-cell office:value-type="time" office:time-value="PT08H06M03.896933S">
            <text:p>8.06</text:p>
          </table:table-cell>
          <table:table-cell office:value-type="time" office:time-value="PT17H08M27.941991S">
            <text:p>17.08</text:p>
          </table:table-cell>
          <table:table-cell office:value-type="time" office:time-value="PT09H02M24.045058S">
            <text:p>9.02</text:p>
          </table:table-cell>
          <table:table-cell table:number-columns-repeated="245"/>
        </table:table-row>
        <table:table-row table:style-name="ro1">
          <table:table-cell office:value-type="date" office:date-value="2005-12-23">
            <text:p>23/12/2005</text:p>
          </table:table-cell>
          <table:table-cell office:value-type="string">
            <text:p>Rizzo</text:p>
          </table:table-cell>
          <table:table-cell office:value-type="float" office:value="0.350609171685411">
            <text:p>8.24</text:p>
          </table:table-cell>
          <table:table-cell office:value-type="float" office:value="0.716480414085764">
            <text:p>17.11</text:p>
          </table:table-cell>
          <table:table-cell table:formula="oooc:=[.D24]-[.C24]" office:value-type="float" office:value="0.365871242400354">
            <text:p>8.46</text:p>
          </table:table-cell>
          <table:table-cell/>
          <table:table-cell office:value-type="date" office:date-value="2005-11-24">
            <text:p>24/11/2005</text:p>
          </table:table-cell>
          <table:table-cell office:value-type="string">
            <text:p>Rossi</text:p>
          </table:table-cell>
          <table:table-cell office:value-type="time" office:time-value="PT07H51M17.278319S">
            <text:p>7.51</text:p>
          </table:table-cell>
          <table:table-cell office:value-type="time" office:time-value="PT16H59M47.334752S">
            <text:p>16.59</text:p>
          </table:table-cell>
          <table:table-cell office:value-type="time" office:time-value="PT09H08M30.056433S">
            <text:p>9.08</text:p>
          </table:table-cell>
          <table:table-cell table:number-columns-repeated="245"/>
        </table:table-row>
        <table:table-row table:style-name="ro1">
          <table:table-cell office:value-type="date" office:date-value="2005-12-24">
            <text:p>24/12/2005</text:p>
          </table:table-cell>
          <table:table-cell office:value-type="string">
            <text:p>Bianchi</text:p>
          </table:table-cell>
          <table:table-cell office:value-type="float" office:value="0.371239575683357">
            <text:p>8.54</text:p>
          </table:table-cell>
          <table:table-cell office:value-type="float" office:value="0.744344744578869">
            <text:p>17.51</text:p>
          </table:table-cell>
          <table:table-cell table:formula="oooc:=[.D25]-[.C25]" office:value-type="float" office:value="0.373105168895512">
            <text:p>8.57</text:p>
          </table:table-cell>
          <table:table-cell/>
          <table:table-cell office:value-type="date" office:date-value="2005-11-24">
            <text:p>24/11/2005</text:p>
          </table:table-cell>
          <table:table-cell office:value-type="string">
            <text:p>Ferrari</text:p>
          </table:table-cell>
          <table:table-cell office:value-type="time" office:time-value="PT07H58M49.636179S">
            <text:p>7.58</text:p>
          </table:table-cell>
          <table:table-cell office:value-type="time" office:time-value="PT17H06M09.44546S">
            <text:p>17.06</text:p>
          </table:table-cell>
          <table:table-cell office:value-type="time" office:time-value="PT09H07M19.809281S">
            <text:p>9.07</text:p>
          </table:table-cell>
          <table:table-cell table:number-columns-repeated="245"/>
        </table:table-row>
        <table:table-row table:style-name="ro1">
          <table:table-cell office:value-type="date" office:date-value="2005-12-25">
            <text:p>25/12/2005</text:p>
          </table:table-cell>
          <table:table-cell office:value-type="string">
            <text:p>Rossi</text:p>
          </table:table-cell>
          <table:table-cell office:value-type="float" office:value="0.368163486783205">
            <text:p>8.50</text:p>
          </table:table-cell>
          <table:table-cell office:value-type="float" office:value="0.742408989519645">
            <text:p>17.49</text:p>
          </table:table-cell>
          <table:table-cell table:formula="oooc:=[.D26]-[.C26]" office:value-type="float" office:value="0.37424550273644">
            <text:p>8.58</text:p>
          </table:table-cell>
          <table:table-cell/>
          <table:table-cell office:value-type="date" office:date-value="2005-11-25">
            <text:p>25/11/2005</text:p>
          </table:table-cell>
          <table:table-cell office:value-type="string">
            <text:p>Esposito</text:p>
          </table:table-cell>
          <table:table-cell office:value-type="time" office:time-value="PT08H06M01.18559S">
            <text:p>8.06</text:p>
          </table:table-cell>
          <table:table-cell office:value-type="time" office:time-value="PT17H01M25.959948S">
            <text:p>17.01</text:p>
          </table:table-cell>
          <table:table-cell office:value-type="time" office:time-value="PT08H55M24.774358S">
            <text:p>8.55</text:p>
          </table:table-cell>
          <table:table-cell table:number-columns-repeated="245"/>
        </table:table-row>
        <table:table-row table:style-name="ro1">
          <table:table-cell office:value-type="date" office:date-value="2005-12-26">
            <text:p>26/12/2005</text:p>
          </table:table-cell>
          <table:table-cell office:value-type="string">
            <text:p>Bianchi</text:p>
          </table:table-cell>
          <table:table-cell office:value-type="float" office:value="0.33478593198115">
            <text:p>8.02</text:p>
          </table:table-cell>
          <table:table-cell office:value-type="float" office:value="0.733109945203428">
            <text:p>17.35</text:p>
          </table:table-cell>
          <table:table-cell table:formula="oooc:=[.D27]-[.C27]" office:value-type="float" office:value="0.398324013222278">
            <text:p>9.33</text:p>
          </table:table-cell>
          <table:table-cell/>
          <table:table-cell office:value-type="date" office:date-value="2005-11-25">
            <text:p>25/11/2005</text:p>
          </table:table-cell>
          <table:table-cell office:value-type="string">
            <text:p>Rizzo</text:p>
          </table:table-cell>
          <table:table-cell office:value-type="time" office:time-value="PT07H53M09.442748S">
            <text:p>7.53</text:p>
          </table:table-cell>
          <table:table-cell office:value-type="time" office:time-value="PT16H58M46.024011S">
            <text:p>16.58</text:p>
          </table:table-cell>
          <table:table-cell office:value-type="time" office:time-value="PT09H05M36.581263S">
            <text:p>9.05</text:p>
          </table:table-cell>
          <table:table-cell table:number-columns-repeated="245"/>
        </table:table-row>
        <table:table-row table:style-name="ro1">
          <table:table-cell office:value-type="date" office:date-value="2005-12-26">
            <text:p>26/12/2005</text:p>
          </table:table-cell>
          <table:table-cell office:value-type="string">
            <text:p>Ferrari</text:p>
          </table:table-cell>
          <table:table-cell office:value-type="float" office:value="0.372589212916164">
            <text:p>8.56</text:p>
          </table:table-cell>
          <table:table-cell office:value-type="float" office:value="0.749132007981244">
            <text:p>17.58</text:p>
          </table:table-cell>
          <table:table-cell table:formula="oooc:=[.D28]-[.C28]" office:value-type="float" office:value="0.37654279506508">
            <text:p>9.02</text:p>
          </table:table-cell>
          <table:table-cell/>
          <table:table-cell office:value-type="date" office:date-value="2005-11-28">
            <text:p>28/11/2005</text:p>
          </table:table-cell>
          <table:table-cell office:value-type="string">
            <text:p>Ferrari</text:p>
          </table:table-cell>
          <table:table-cell office:value-type="time" office:time-value="PT08H03M42.51583S">
            <text:p>8.03</text:p>
          </table:table-cell>
          <table:table-cell office:value-type="time" office:time-value="PT17H05M15.878801S">
            <text:p>17.05</text:p>
          </table:table-cell>
          <table:table-cell office:value-type="time" office:time-value="PT09H01M33.362971S">
            <text:p>9.01</text:p>
          </table:table-cell>
          <table:table-cell table:number-columns-repeated="245"/>
        </table:table-row>
        <table:table-row table:style-name="ro1">
          <table:table-cell office:value-type="date" office:date-value="2005-12-26">
            <text:p>26/12/2005</text:p>
          </table:table-cell>
          <table:table-cell office:value-type="string">
            <text:p>Bianchi</text:p>
          </table:table-cell>
          <table:table-cell office:value-type="float" office:value="0.357291236736048">
            <text:p>8.34</text:p>
          </table:table-cell>
          <table:table-cell office:value-type="float" office:value="0.716041276396468">
            <text:p>17.11</text:p>
          </table:table-cell>
          <table:table-cell table:formula="oooc:=[.D29]-[.C29]" office:value-type="float" office:value="0.35875003966042">
            <text:p>8.36</text:p>
          </table:table-cell>
          <table:table-cell/>
          <table:table-cell office:value-type="date" office:date-value="2005-11-30">
            <text:p>30/11/2005</text:p>
          </table:table-cell>
          <table:table-cell office:value-type="string">
            <text:p>Bianchi</text:p>
          </table:table-cell>
          <table:table-cell office:value-type="time" office:time-value="PT07H55M48.501094S">
            <text:p>7.55</text:p>
          </table:table-cell>
          <table:table-cell office:value-type="time" office:time-value="PT16H49M53.23896S">
            <text:p>16.49</text:p>
          </table:table-cell>
          <table:table-cell office:value-type="time" office:time-value="PT08H54M04.737866S">
            <text:p>8.54</text:p>
          </table:table-cell>
          <table:table-cell table:number-columns-repeated="245"/>
        </table:table-row>
      </table:table>
      <table:table table:name="Riepilogo" table:style-name="ta6" table:print="false">
        <table:table-column table:style-name="co20" table:default-cell-style-name="Default"/>
        <table:table-column table:style-name="co21" table:number-columns-repeated="5" table:default-cell-style-name="Default"/>
        <table:table-column table:style-name="co22" table:default-cell-style-name="Default"/>
        <table:table-column table:style-name="co5" table:number-columns-repeated="249" table:default-cell-style-name="Default"/>
        <table:table-row table:style-name="ro1">
          <table:table-cell table:style-name="ce38" office:value-type="string">
            <text:p>Data</text:p>
          </table:table-cell>
          <table:table-cell table:style-name="ce38" office:value-type="string">
            <text:p>Bianchi</text:p>
          </table:table-cell>
          <table:table-cell table:style-name="ce45" office:value-type="string">
            <text:p>Esposito</text:p>
          </table:table-cell>
          <table:table-cell table:style-name="ce45" office:value-type="string">
            <text:p>Ferrari</text:p>
          </table:table-cell>
          <table:table-cell table:style-name="ce45" office:value-type="string">
            <text:p>Rizzo</text:p>
          </table:table-cell>
          <table:table-cell table:style-name="ce45" office:value-type="string">
            <text:p>Rossi</text:p>
          </table:table-cell>
          <table:table-cell table:style-name="ce49" office:value-type="string">
            <text:p>Totale complessivo</text:p>
          </table:table-cell>
          <table:table-cell table:number-columns-repeated="249"/>
        </table:table-row>
        <table:table-row table:style-name="ro1">
          <table:table-cell table:style-name="ce39" office:value-type="string">
            <text:p>01/12/2005 - 07/12/2005</text:p>
          </table:table-cell>
          <table:table-cell table:style-name="ce42" office:value-type="time" office:time-value="PT37H43M49S">
            <text:p>37</text:p>
          </table:table-cell>
          <table:table-cell table:style-name="ce46" office:value-type="time" office:time-value="PT08H26M33S">
            <text:p>8</text:p>
          </table:table-cell>
          <table:table-cell table:style-name="ce46" office:value-type="time" office:time-value="PT18H09M15S">
            <text:p>18</text:p>
          </table:table-cell>
          <table:table-cell table:style-name="ce46" office:value-type="time" office:time-value="PT09H54M26S">
            <text:p>9</text:p>
          </table:table-cell>
          <table:table-cell table:style-name="ce46" office:value-type="time" office:time-value="PT08H29M35S">
            <text:p>8</text:p>
          </table:table-cell>
          <table:table-cell table:style-name="ce50" office:value-type="time" office:time-value="PT82H43M38S">
            <text:p>82</text:p>
          </table:table-cell>
          <table:table-cell table:number-columns-repeated="249"/>
        </table:table-row>
        <table:table-row table:style-name="ro1">
          <table:table-cell table:style-name="ce40" office:value-type="string">
            <text:p>08/12/2005 - 14/12/2005</text:p>
          </table:table-cell>
          <table:table-cell table:style-name="ce43" office:value-type="time" office:time-value="PT16H47M20S">
            <text:p>16</text:p>
          </table:table-cell>
          <table:table-cell table:style-name="ce47"/>
          <table:table-cell table:style-name="ce47" office:value-type="time" office:time-value="PT26H29M45S">
            <text:p>26</text:p>
          </table:table-cell>
          <table:table-cell table:style-name="ce47"/>
          <table:table-cell table:style-name="ce47" office:value-type="time" office:time-value="PT17H40M12S">
            <text:p>17</text:p>
          </table:table-cell>
          <table:table-cell table:style-name="ce51" office:value-type="time" office:time-value="PT60H57M17S">
            <text:p>60</text:p>
          </table:table-cell>
          <table:table-cell table:number-columns-repeated="249"/>
        </table:table-row>
        <table:table-row table:style-name="ro1">
          <table:table-cell table:style-name="ce40" office:value-type="string">
            <text:p>15/12/2005 - 21/12/2005</text:p>
          </table:table-cell>
          <table:table-cell table:style-name="ce43"/>
          <table:table-cell table:style-name="ce47" office:value-type="time" office:time-value="PT08H58M54S">
            <text:p>8</text:p>
          </table:table-cell>
          <table:table-cell table:style-name="ce47" office:value-type="time" office:time-value="PT18H22M58S">
            <text:p>18</text:p>
          </table:table-cell>
          <table:table-cell table:style-name="ce47" office:value-type="time" office:time-value="PT08H11M55S">
            <text:p>8</text:p>
          </table:table-cell>
          <table:table-cell table:style-name="ce47" office:value-type="time" office:time-value="PT08H44M43S">
            <text:p>8</text:p>
          </table:table-cell>
          <table:table-cell table:style-name="ce51" office:value-type="time" office:time-value="PT44H18M30S">
            <text:p>44</text:p>
          </table:table-cell>
          <table:table-cell table:number-columns-repeated="249"/>
        </table:table-row>
        <table:table-row table:style-name="ro1">
          <table:table-cell table:style-name="ce40" office:value-type="string">
            <text:p>22/12/2005 - 27/12/2005</text:p>
          </table:table-cell>
          <table:table-cell table:style-name="ce43" office:value-type="time" office:time-value="PT27H07M27S">
            <text:p>27</text:p>
          </table:table-cell>
          <table:table-cell table:style-name="ce47"/>
          <table:table-cell table:style-name="ce47" office:value-type="time" office:time-value="PT09H02M13S">
            <text:p>9</text:p>
          </table:table-cell>
          <table:table-cell table:style-name="ce47" office:value-type="time" office:time-value="PT16H57M47S">
            <text:p>16</text:p>
          </table:table-cell>
          <table:table-cell table:style-name="ce47" office:value-type="time" office:time-value="PT08H58M55S">
            <text:p>8</text:p>
          </table:table-cell>
          <table:table-cell table:style-name="ce51" office:value-type="time" office:time-value="PT62H06M22S">
            <text:p>62</text:p>
          </table:table-cell>
          <table:table-cell table:number-columns-repeated="249"/>
        </table:table-row>
        <table:table-row table:style-name="ro1">
          <table:table-cell table:style-name="ce41" office:value-type="string">
            <text:p>Totale complessivo</text:p>
          </table:table-cell>
          <table:table-cell table:style-name="ce44" office:value-type="time" office:time-value="PT81H38M36S">
            <text:p>81</text:p>
          </table:table-cell>
          <table:table-cell table:style-name="ce48" office:value-type="time" office:time-value="PT17H25M27S">
            <text:p>17</text:p>
          </table:table-cell>
          <table:table-cell table:style-name="ce48" office:value-type="time" office:time-value="PT72H04M11S">
            <text:p>72</text:p>
          </table:table-cell>
          <table:table-cell table:style-name="ce48" office:value-type="time" office:time-value="PT35H04M08S">
            <text:p>35</text:p>
          </table:table-cell>
          <table:table-cell table:style-name="ce48" office:value-type="time" office:time-value="PT43H53M25S">
            <text:p>43</text:p>
          </table:table-cell>
          <table:table-cell table:style-name="ce52" office:value-type="time" office:time-value="PT250H05M47S">
            <text:p>250</text:p>
          </table:table-cell>
          <table:table-cell table:number-columns-repeated="249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8"/>
          <table:table-cell table:style-name="ce53"/>
          <table:table-cell table:number-columns-repeated="247"/>
        </table:table-row>
        <table:table-row table:style-name="ro1">
          <table:table-cell table:number-columns-repeated="8"/>
          <table:table-cell table:style-name="ce53"/>
          <table:table-cell table:number-columns-repeated="247"/>
        </table:table-row>
      </table:table>
      <table:table table:name="Grafico" table:style-name="ta7" table:print="false">
        <table:table-column table:style-name="co23" table:default-cell-style-name="Default"/>
        <table:table-row table:style-name="ro1">
          <table:table-cell/>
        </table:table-row>
        <table:table-row table:style-name="ro1">
          <table:table-cell>
            <draw:frame table:end-cell-address="Grafico.L36" table:end-x="0.024in" table:end-y="0.1433in" draw:z-index="0" svg:width="9.6059in" svg:height="5.7091in" svg:x="0.1969in" svg:y="0.0323in">
              <draw:object draw:notify-on-update-of-ranges="Riepilogo.A1:Riepilogo.F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Casuale" table:style-name="ta8" table:print="false">
        <table:table-column table:style-name="co5" table:default-cell-style-name="ce54"/>
        <table:table-column table:style-name="co5" table:number-columns-repeated="3" table:default-cell-style-name="ce19"/>
        <table:table-column table:style-name="co5" table:number-columns-repeated="2" table:default-cell-style-name="Default"/>
        <table:table-column table:style-name="co24" table:default-cell-style-name="Default"/>
        <table:table-column table:style-name="co5" table:number-columns-repeated="249" table:default-cell-style-name="Default"/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19"/>
          <table:table-cell table:style-name="ce54" office:value-type="string">
            <text:p>Val1</text:p>
          </table:table-cell>
          <table:table-cell table:style-name="ce54" office:value-type="string">
            <text:p>Val2</text:p>
          </table:table-cell>
          <table:table-cell table:style-name="ce54" office:value-type="string">
            <text:p>Val3</text:p>
          </table:table-cell>
          <table:table-cell table:number-columns-repeated="252"/>
        </table:table-row>
        <table:table-row table:style-name="ro1">
          <table:table-cell office:value-type="string">
            <text:p>Val1</text:p>
          </table:table-cell>
          <table:table-cell table:formula="oooc:=RAND()*[.$G$5]+[.$G$3]" office:value-type="float" office:value="1.72594378490555">
            <text:p>1,73</text:p>
          </table:table-cell>
          <table:table-cell table:formula="oooc:=RAND()*[.$G$5]+[.$G$3]" office:value-type="float" office:value="7.13440351573229">
            <text:p>7,13</text:p>
          </table:table-cell>
          <table:table-cell table:formula="oooc:=RAND()*[.$G$5]+[.$G$3]" office:value-type="float" office:value="1.89898373363445">
            <text:p>1,9</text:p>
          </table:table-cell>
          <table:table-cell/>
          <table:table-cell table:style-name="ce54" office:value-type="string">
            <text:p>inferiore</text:p>
          </table:table-cell>
          <table:table-cell table:style-name="ce19"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Val2</text:p>
          </table:table-cell>
          <table:table-cell table:formula="oooc:=RAND()*[.$G$5]+[.$G$3]" office:value-type="float" office:value="7.78508865627003">
            <text:p>7,79</text:p>
          </table:table-cell>
          <table:table-cell table:formula="oooc:=RAND()*[.$G$5]+[.$G$3]" office:value-type="float" office:value="1.49577318643757">
            <text:p>1,5</text:p>
          </table:table-cell>
          <table:table-cell table:formula="oooc:=RAND()*[.$G$5]+[.$G$3]" office:value-type="float" office:value="5.34550004577776">
            <text:p>5,35</text:p>
          </table:table-cell>
          <table:table-cell/>
          <table:table-cell table:style-name="ce54" office:value-type="string">
            <text:p>superiore</text:p>
          </table:table-cell>
          <table:table-cell table:style-name="ce19" office:value-type="float" office:value="10">
            <text:p>10</text:p>
          </table:table-cell>
          <table:table-cell table:number-columns-repeated="249"/>
        </table:table-row>
        <table:table-row table:style-name="ro1">
          <table:table-cell office:value-type="string">
            <text:p>Val3</text:p>
          </table:table-cell>
          <table:table-cell table:formula="oooc:=RAND()*[.$G$5]+[.$G$3]" office:value-type="float" office:value="8.58546708578753">
            <text:p>8,59</text:p>
          </table:table-cell>
          <table:table-cell table:formula="oooc:=RAND()*[.$G$5]+[.$G$3]" office:value-type="float" office:value="2.31015961180456">
            <text:p>2,31</text:p>
          </table:table-cell>
          <table:table-cell table:formula="oooc:=RAND()*[.$G$5]+[.$G$3]" office:value-type="float" office:value="3.93783379619739">
            <text:p>3,94</text:p>
          </table:table-cell>
          <table:table-cell/>
          <table:table-cell table:style-name="ce54" office:value-type="string">
            <text:p>diff</text:p>
          </table:table-cell>
          <table:table-cell table:style-name="ce19" table:formula="oooc:=[.G4]-[.G3]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19"/>
          <table:table-cell table:style-name="ce54" office:value-type="string">
            <text:p>Val1</text:p>
          </table:table-cell>
          <table:table-cell table:style-name="ce54" office:value-type="string">
            <text:p>Val2</text:p>
          </table:table-cell>
          <table:table-cell table:style-name="ce54" office:value-type="string">
            <text:p>Val3</text:p>
          </table:table-cell>
          <table:table-cell table:number-columns-repeated="252"/>
        </table:table-row>
        <table:table-row table:style-name="ro1">
          <table:table-cell office:value-type="string">
            <text:p>Val1</text:p>
          </table:table-cell>
          <table:table-cell table:number-columns-repeated="255"/>
        </table:table-row>
        <table:table-row table:style-name="ro1">
          <table:table-cell office:value-type="string">
            <text:p>Val2</text:p>
          </table:table-cell>
          <table:table-cell table:number-columns-repeated="255"/>
        </table:table-row>
        <table:table-row table:style-name="ro1">
          <table:table-cell office:value-type="string">
            <text:p>Val3</text:p>
          </table:table-cell>
          <table:table-cell table:number-columns-repeated="255"/>
        </table:table-row>
      </table:table>
      <table:table table:name="Reparti" table:style-name="ta9" table:print="false">
        <table:table-column table:style-name="co25" table:default-cell-style-name="ce56"/>
        <table:table-column table:style-name="co26" table:default-cell-style-name="ce63"/>
        <table:table-column table:style-name="co26" table:default-cell-style-name="ce68"/>
        <table:table-column table:style-name="co27" table:default-cell-style-name="ce68"/>
        <table:table-column table:style-name="co28" table:default-cell-style-name="ce68"/>
        <table:table-column table:style-name="co26" table:default-cell-style-name="ce68"/>
        <table:table-column table:style-name="co27" table:default-cell-style-name="ce68"/>
        <table:table-column table:style-name="co28" table:default-cell-style-name="ce68"/>
        <table:table-column table:style-name="co26" table:default-cell-style-name="ce68"/>
        <table:table-column table:style-name="co27" table:default-cell-style-name="ce75"/>
        <table:table-column table:style-name="co5" table:number-columns-repeated="246" table:default-cell-style-name="Default"/>
        <table:table-row table:style-name="ro6">
          <table:table-cell table:style-name="ce55" office:value-type="string" table:number-columns-spanned="10" table:number-rows-spanned="1">
            <text:p>Riepilogo dei reparti</text:p>
          </table:table-cell>
          <table:covered-table-cell table:number-columns-repeated="8" table:style-name="ce60"/>
          <table:covered-table-cell table:style-name="ce73"/>
          <table:table-cell table:number-columns-repeated="246"/>
        </table:table-row>
        <table:table-row table:style-name="ro1">
          <table:table-cell/>
          <table:table-cell table:style-name="ce56" table:number-columns-repeated="9"/>
          <table:table-cell table:number-columns-repeated="246"/>
        </table:table-row>
        <table:table-row table:style-name="ro1">
          <table:table-cell/>
          <table:table-cell table:style-name="ce57" office:value-type="string" table:number-columns-spanned="3" table:number-rows-spanned="1">
            <text:p>Reparto A</text:p>
          </table:table-cell>
          <table:covered-table-cell table:style-name="ce65"/>
          <table:covered-table-cell table:style-name="ce70"/>
          <table:table-cell table:style-name="ce57" office:value-type="string" table:number-columns-spanned="3" table:number-rows-spanned="1">
            <text:p>Reparto B</text:p>
          </table:table-cell>
          <table:covered-table-cell table:style-name="ce65"/>
          <table:covered-table-cell table:style-name="ce70"/>
          <table:table-cell table:style-name="ce57" office:value-type="string" table:number-columns-spanned="3" table:number-rows-spanned="1">
            <text:p>Reparto C</text:p>
          </table:table-cell>
          <table:covered-table-cell table:style-name="ce65"/>
          <table:covered-table-cell table:style-name="ce70"/>
          <table:table-cell table:number-columns-repeated="246"/>
        </table:table-row>
        <table:table-row table:style-name="ro1">
          <table:table-cell/>
          <table:table-cell table:style-name="ce61" office:value-type="string">
            <text:p>Entrate</text:p>
          </table:table-cell>
          <table:table-cell table:style-name="ce66" office:value-type="string">
            <text:p>Uscite</text:p>
          </table:table-cell>
          <table:table-cell table:style-name="ce71" office:value-type="string">
            <text:p>Saldo</text:p>
          </table:table-cell>
          <table:table-cell table:style-name="ce61" office:value-type="string">
            <text:p>Entrate</text:p>
          </table:table-cell>
          <table:table-cell table:style-name="ce66" office:value-type="string">
            <text:p>Uscite</text:p>
          </table:table-cell>
          <table:table-cell table:style-name="ce71" office:value-type="string">
            <text:p>Saldo</text:p>
          </table:table-cell>
          <table:table-cell table:style-name="ce61" office:value-type="string">
            <text:p>Entrate</text:p>
          </table:table-cell>
          <table:table-cell table:style-name="ce66" office:value-type="string">
            <text:p>Uscite</text:p>
          </table:table-cell>
          <table:table-cell table:style-name="ce71" office:value-type="string">
            <text:p>Saldo</text:p>
          </table:table-cell>
          <table:table-cell table:number-columns-repeated="246"/>
        </table:table-row>
        <table:table-row table:style-name="ro1">
          <table:table-cell table:style-name="ce57" office:value-type="string">
            <text:p>Ott</text:p>
          </table:table-cell>
          <table:table-cell table:style-name="ce62" office:value-type="float" office:value="1933.19499963181">
            <text:p><text:s/>€ 1.933,19 </text:p>
          </table:table-cell>
          <table:table-cell table:style-name="ce67" office:value-type="float" office:value="1293.0021102922">
            <text:p><text:s/>€ 1.293,00 </text:p>
          </table:table-cell>
          <table:table-cell table:style-name="ce67" table:formula="oooc:=[.C5]-[.B5]" office:value-type="float" office:value="-640.192889339614">
            <text:p>-€ 640,19 </text:p>
          </table:table-cell>
          <table:table-cell table:style-name="ce67" office:value-type="float" office:value="1785.05217969862">
            <text:p><text:s/>€ 1.785,05 </text:p>
          </table:table-cell>
          <table:table-cell table:style-name="ce67" office:value-type="float" office:value="1208.7838201346">
            <text:p><text:s/>€ 1.208,78 </text:p>
          </table:table-cell>
          <table:table-cell table:style-name="ce67" table:formula="oooc:=[.F5]-[.E5]" office:value-type="float" office:value="-576.268359564021">
            <text:p>-€ 576,27 </text:p>
          </table:table-cell>
          <table:table-cell table:style-name="ce67" office:value-type="float" office:value="1677.22454187777">
            <text:p><text:s/>€ 1.677,22 </text:p>
          </table:table-cell>
          <table:table-cell table:style-name="ce67" office:value-type="float" office:value="1233.55278159043">
            <text:p><text:s/>€ 1.233,55 </text:p>
          </table:table-cell>
          <table:table-cell table:style-name="ce74" table:formula="oooc:=[.I5]-[.H5]" office:value-type="float" office:value="-443.671760287339">
            <text:p>-€ 443,67 </text:p>
          </table:table-cell>
          <table:table-cell table:number-columns-repeated="246"/>
        </table:table-row>
        <table:table-row table:style-name="ro1">
          <table:table-cell table:style-name="ce58" office:value-type="string">
            <text:p>Nov</text:p>
          </table:table-cell>
          <table:table-cell office:value-type="float" office:value="1477.19516780571">
            <text:p><text:s/>€ 1.477,20 </text:p>
          </table:table-cell>
          <table:table-cell office:value-type="float" office:value="1745.07001984331">
            <text:p><text:s/>€ 1.745,07 </text:p>
          </table:table-cell>
          <table:table-cell table:formula="oooc:=[.C6]-[.B6]" office:value-type="float" office:value="267.874852037605">
            <text:p><text:s/>€ 267,87 </text:p>
          </table:table-cell>
          <table:table-cell office:value-type="float" office:value="1543.99188116719">
            <text:p><text:s/>€ 1.543,99 </text:p>
          </table:table-cell>
          <table:table-cell office:value-type="float" office:value="1755.59194294677">
            <text:p><text:s/>€ 1.755,59 </text:p>
          </table:table-cell>
          <table:table-cell table:formula="oooc:=[.F6]-[.E6]" office:value-type="float" office:value="211.60006177958">
            <text:p><text:s/>€ 211,60 </text:p>
          </table:table-cell>
          <table:table-cell office:value-type="float" office:value="1879.79868020539">
            <text:p><text:s/>€ 1.879,80 </text:p>
          </table:table-cell>
          <table:table-cell office:value-type="float" office:value="1714.16529715137">
            <text:p><text:s/>€ 1.714,17 </text:p>
          </table:table-cell>
          <table:table-cell table:formula="oooc:=[.I6]-[.H6]" office:value-type="float" office:value="-165.633383054019">
            <text:p>-€ 165,63 </text:p>
          </table:table-cell>
          <table:table-cell table:number-columns-repeated="246"/>
        </table:table-row>
        <table:table-row table:style-name="ro1">
          <table:table-cell table:style-name="ce58" office:value-type="string">
            <text:p>Dic</text:p>
          </table:table-cell>
          <table:table-cell office:value-type="float" office:value="1028.71032362771">
            <text:p><text:s/>€ 1.028,71 </text:p>
          </table:table-cell>
          <table:table-cell office:value-type="float" office:value="1175.4153477375">
            <text:p><text:s/>€ 1.175,42 </text:p>
          </table:table-cell>
          <table:table-cell table:formula="oooc:=[.C7]-[.B7]" office:value-type="float" office:value="146.705024109795">
            <text:p><text:s/>€ 146,71 </text:p>
          </table:table-cell>
          <table:table-cell office:value-type="float" office:value="1965.45713003498">
            <text:p><text:s/>€ 1.965,46 </text:p>
          </table:table-cell>
          <table:table-cell office:value-type="float" office:value="1965.80107350929">
            <text:p><text:s/>€ 1.965,80 </text:p>
          </table:table-cell>
          <table:table-cell table:formula="oooc:=[.F7]-[.E7]" office:value-type="float" office:value="0.343943474316575">
            <text:p><text:s/>€ 0,34 </text:p>
          </table:table-cell>
          <table:table-cell office:value-type="float" office:value="1343.66993477316">
            <text:p><text:s/>€ 1.343,67 </text:p>
          </table:table-cell>
          <table:table-cell office:value-type="float" office:value="1393.75640719991">
            <text:p><text:s/>€ 1.393,76 </text:p>
          </table:table-cell>
          <table:table-cell table:formula="oooc:=[.I7]-[.H7]" office:value-type="float" office:value="50.0864724267481">
            <text:p><text:s/>€ 50,09 </text:p>
          </table:table-cell>
          <table:table-cell table:number-columns-repeated="246"/>
        </table:table-row>
        <table:table-row table:style-name="ro1">
          <table:table-cell table:style-name="ce59" office:value-type="string">
            <text:p>Totale</text:p>
          </table:table-cell>
          <table:table-cell table:style-name="ce64" table:formula="oooc:=SUM([.B5:.B7])" office:value-type="float" office:value="4439.10049106523">
            <text:p><text:s/>€ 4.439,10 </text:p>
          </table:table-cell>
          <table:table-cell table:style-name="ce69" table:formula="oooc:=SUM([.C5:.C7])" office:value-type="float" office:value="4213.48747787302">
            <text:p><text:s/>€ 4.213,49 </text:p>
          </table:table-cell>
          <table:table-cell table:style-name="ce72" table:formula="oooc:=[.C8]-[.B8]" office:value-type="float" office:value="-225.613013192214">
            <text:p>-€ 225,61 </text:p>
          </table:table-cell>
          <table:table-cell table:style-name="ce69" table:formula="oooc:=SUM([.E5:.E7])" office:value-type="float" office:value="5294.50119090078">
            <text:p><text:s/>€ 5.294,50 </text:p>
          </table:table-cell>
          <table:table-cell table:style-name="ce69" table:formula="oooc:=SUM([.F5:.F7])" office:value-type="float" office:value="4930.17683659066">
            <text:p><text:s/>€ 4.930,18 </text:p>
          </table:table-cell>
          <table:table-cell table:style-name="ce72" table:formula="oooc:=[.F8]-[.E8]" office:value-type="float" office:value="-364.324354310123">
            <text:p>-€ 364,32 </text:p>
          </table:table-cell>
          <table:table-cell table:style-name="ce69" table:formula="oooc:=SUM([.H5:.H7])" office:value-type="float" office:value="4900.69315685632">
            <text:p><text:s/>€ 4.900,69 </text:p>
          </table:table-cell>
          <table:table-cell table:style-name="ce69" table:formula="oooc:=SUM([.I5:.I7])" office:value-type="float" office:value="4341.47448594171">
            <text:p><text:s/>€ 4.341,47 </text:p>
          </table:table-cell>
          <table:table-cell table:style-name="ce76" table:formula="oooc:=[.I8]-[.H8]" office:value-type="float" office:value="-559.218670914611">
            <text:p>-€ 559,22 </text:p>
          </table:table-cell>
          <table:table-cell table:number-columns-repeated="246"/>
        </table:table-row>
      </table:table>
      <table:table table:name="Cantine" table:style-name="ta10" table:print="false">
        <table:table-column table:style-name="co29" table:default-cell-style-name="ce80"/>
        <table:table-column table:style-name="co30" table:default-cell-style-name="ce84"/>
        <table:table-column table:style-name="co31" table:default-cell-style-name="ce84"/>
        <table:table-column table:style-name="co32" table:default-cell-style-name="ce84"/>
        <table:table-column table:style-name="co7" table:default-cell-style-name="Default"/>
        <table:table-column table:style-name="co33" table:number-columns-repeated="4" table:default-cell-style-name="Default"/>
        <table:table-column table:style-name="co5" table:number-columns-repeated="247" table:default-cell-style-name="Default"/>
        <table:table-row table:style-name="ro7">
          <table:table-cell table:style-name="ce77" office:value-type="string" table:number-columns-spanned="9" table:number-rows-spanned="1">
            <text:p>CANTINE SOCIALI RIUNITE</text:p>
          </table:table-cell>
          <table:covered-table-cell table:number-columns-repeated="8" table:style-name="ce77"/>
          <table:table-cell table:number-columns-repeated="247"/>
        </table:table-row>
        <table:table-row table:style-name="ro7">
          <table:table-cell table:style-name="ce78" office:value-type="string" table:number-columns-spanned="9" table:number-rows-spanned="1">
            <text:p>Andamento esportazioni - primo trimestre 2005</text:p>
          </table:table-cell>
          <table:covered-table-cell table:number-columns-repeated="8" table:style-name="ce78"/>
          <table:table-cell table:number-columns-repeated="247"/>
        </table:table-row>
        <table:table-row table:style-name="ro1">
          <table:table-cell table:style-name="ce3" table:number-columns-repeated="9"/>
          <table:table-cell table:number-columns-repeated="247"/>
        </table:table-row>
        <table:table-row table:style-name="ro1">
          <table:table-cell table:style-name="Default"/>
          <table:table-cell table:style-name="ce82" office:value-type="string" table:number-columns-spanned="8" table:number-rows-spanned="1">
            <text:p>Valori reali</text:p>
          </table:table-cell>
          <table:covered-table-cell table:number-columns-repeated="7" table:style-name="ce82"/>
          <table:table-cell table:number-columns-repeated="247"/>
        </table:table-row>
        <table:table-row table:style-name="ro7">
          <table:table-cell table:style-name="ce79" office:value-type="string">
            <text:p>Vino</text:p>
          </table:table-cell>
          <table:table-cell table:style-name="ce83" office:value-type="string">
            <text:p>Gran Bretagna</text:p>
          </table:table-cell>
          <table:table-cell table:style-name="ce88" office:value-type="string">
            <text:p>Germania</text:p>
          </table:table-cell>
          <table:table-cell table:style-name="ce83" office:value-type="string">
            <text:p>Stati Uniti</text:p>
          </table:table-cell>
          <table:table-cell table:style-name="ce83" office:value-type="string">
            <text:p>Prezzo</text:p>
          </table:table-cell>
          <table:table-cell table:style-name="ce83" office:value-type="string">
            <text:p>Gran Bretagna</text:p>
          </table:table-cell>
          <table:table-cell table:style-name="ce83" office:value-type="string">
            <text:p>Germania</text:p>
          </table:table-cell>
          <table:table-cell table:style-name="ce83" office:value-type="string">
            <text:p>Stati Uniti</text:p>
          </table:table-cell>
          <table:table-cell table:style-name="ce92" office:value-type="string">
            <text:p>TOTALI</text:p>
          </table:table-cell>
          <table:table-cell table:number-columns-repeated="247"/>
        </table:table-row>
        <table:table-row table:style-name="ro1">
          <table:table-cell office:value-type="string">
            <text:p>Pinot Bianco</text:p>
          </table:table-cell>
          <table:table-cell office:value-type="float" office:value="3525">
            <text:p><text:s/>3.525 </text:p>
          </table:table-cell>
          <table:table-cell office:value-type="float" office:value="10235">
            <text:p><text:s/>10.235 </text:p>
          </table:table-cell>
          <table:table-cell office:value-type="float" office:value="9812">
            <text:p><text:s/>9.812 </text:p>
          </table:table-cell>
          <table:table-cell table:style-name="ce53" office:value-type="float" office:value="7.5">
            <text:p><text:s/>7,50 </text:p>
          </table:table-cell>
          <table:table-cell table:style-name="ce30" table:formula="oooc:=[.B6]*[.$E6]" office:value-type="float" office:value="26437.5">
            <text:p><text:s/>€ 26.437,50 </text:p>
          </table:table-cell>
          <table:table-cell table:style-name="ce30" table:formula="oooc:=[.C6]*[.$E6]" office:value-type="float" office:value="76762.5">
            <text:p><text:s/>€ 76.762,50 </text:p>
          </table:table-cell>
          <table:table-cell table:style-name="ce30" table:formula="oooc:=[.D6]*[.$E6]" office:value-type="float" office:value="73590">
            <text:p><text:s/>€ 73.590,00 </text:p>
          </table:table-cell>
          <table:table-cell table:style-name="ce30" table:formula="oooc:=SUM([.F6:.H6])" office:value-type="float" office:value="176790">
            <text:p><text:s/>€ 176.790,00 </text:p>
          </table:table-cell>
          <table:table-cell table:number-columns-repeated="247"/>
        </table:table-row>
        <table:table-row table:style-name="ro1">
          <table:table-cell office:value-type="string">
            <text:p>Chianti Classico</text:p>
          </table:table-cell>
          <table:table-cell office:value-type="float" office:value="4529">
            <text:p><text:s/>4.529 </text:p>
          </table:table-cell>
          <table:table-cell office:value-type="float" office:value="9800">
            <text:p><text:s/>9.800 </text:p>
          </table:table-cell>
          <table:table-cell office:value-type="float" office:value="11262">
            <text:p><text:s/>11.262 </text:p>
          </table:table-cell>
          <table:table-cell table:style-name="ce53" office:value-type="float" office:value="9">
            <text:p><text:s/>9,00 </text:p>
          </table:table-cell>
          <table:table-cell table:style-name="ce30" table:formula="oooc:=[.B7]*[.$E7]" office:value-type="float" office:value="40761">
            <text:p><text:s/>€ 40.761,00 </text:p>
          </table:table-cell>
          <table:table-cell table:style-name="ce30" table:formula="oooc:=[.C7]*[.$E7]" office:value-type="float" office:value="88200">
            <text:p><text:s/>€ 88.200,00 </text:p>
          </table:table-cell>
          <table:table-cell table:style-name="ce30" table:formula="oooc:=[.D7]*[.$E7]" office:value-type="float" office:value="101358">
            <text:p><text:s/>€ 101.358,00 </text:p>
          </table:table-cell>
          <table:table-cell table:style-name="ce30" table:formula="oooc:=SUM([.F7:.H7])" office:value-type="float" office:value="230319">
            <text:p><text:s/>€ 230.319,00 </text:p>
          </table:table-cell>
          <table:table-cell table:number-columns-repeated="247"/>
        </table:table-row>
        <table:table-row table:style-name="ro1">
          <table:table-cell office:value-type="string">
            <text:p>Barolo</text:p>
          </table:table-cell>
          <table:table-cell office:value-type="float" office:value="7540">
            <text:p><text:s/>7.540 </text:p>
          </table:table-cell>
          <table:table-cell office:value-type="float" office:value="2376">
            <text:p><text:s/>2.376 </text:p>
          </table:table-cell>
          <table:table-cell office:value-type="float" office:value="10174">
            <text:p><text:s/>10.174 </text:p>
          </table:table-cell>
          <table:table-cell table:style-name="ce53" office:value-type="float" office:value="12">
            <text:p><text:s/>12,00 </text:p>
          </table:table-cell>
          <table:table-cell table:style-name="ce30" table:formula="oooc:=[.B8]*[.$E8]" office:value-type="float" office:value="90480">
            <text:p><text:s/>€ 90.480,00 </text:p>
          </table:table-cell>
          <table:table-cell table:style-name="ce30" table:formula="oooc:=[.C8]*[.$E8]" office:value-type="float" office:value="28512">
            <text:p><text:s/>€ 28.512,00 </text:p>
          </table:table-cell>
          <table:table-cell table:style-name="ce30" table:formula="oooc:=[.D8]*[.$E8]" office:value-type="float" office:value="122088">
            <text:p><text:s/>€ 122.088,00 </text:p>
          </table:table-cell>
          <table:table-cell table:style-name="ce30" table:formula="oooc:=SUM([.F8:.H8])" office:value-type="float" office:value="241080">
            <text:p><text:s/>€ 241.080,00 </text:p>
          </table:table-cell>
          <table:table-cell table:number-columns-repeated="247"/>
        </table:table-row>
        <table:table-row table:style-name="ro1">
          <table:table-cell office:value-type="string">
            <text:p>Barbera</text:p>
          </table:table-cell>
          <table:table-cell office:value-type="float" office:value="2340">
            <text:p><text:s/>2.340 </text:p>
          </table:table-cell>
          <table:table-cell office:value-type="float" office:value="4734">
            <text:p><text:s/>4.734 </text:p>
          </table:table-cell>
          <table:table-cell office:value-type="float" office:value="11028">
            <text:p><text:s/>11.028 </text:p>
          </table:table-cell>
          <table:table-cell table:style-name="ce53" office:value-type="float" office:value="8">
            <text:p><text:s/>8,00 </text:p>
          </table:table-cell>
          <table:table-cell table:style-name="ce30" table:formula="oooc:=[.B9]*[.$E9]" office:value-type="float" office:value="18720">
            <text:p><text:s/>€ 18.720,00 </text:p>
          </table:table-cell>
          <table:table-cell table:style-name="ce30" table:formula="oooc:=[.C9]*[.$E9]" office:value-type="float" office:value="37872">
            <text:p><text:s/>€ 37.872,00 </text:p>
          </table:table-cell>
          <table:table-cell table:style-name="ce30" table:formula="oooc:=[.D9]*[.$E9]" office:value-type="float" office:value="88224">
            <text:p><text:s/>€ 88.224,00 </text:p>
          </table:table-cell>
          <table:table-cell table:style-name="ce30" table:formula="oooc:=SUM([.F9:.H9])" office:value-type="float" office:value="144816">
            <text:p><text:s/>€ 144.816,00 </text:p>
          </table:table-cell>
          <table:table-cell table:number-columns-repeated="247"/>
        </table:table-row>
        <table:table-row table:style-name="ro1">
          <table:table-cell table:style-name="ce81" office:value-type="string">
            <text:p>TOTALI</text:p>
          </table:table-cell>
          <table:table-cell table:style-name="ce85" table:formula="oooc:=SUM([.B6:.B9])" office:value-type="float" office:value="17934">
            <text:p><text:s/>17.934 </text:p>
          </table:table-cell>
          <table:table-cell table:style-name="ce85" table:formula="oooc:=SUM([.C6:.C9])" office:value-type="float" office:value="27145">
            <text:p><text:s/>27.145 </text:p>
          </table:table-cell>
          <table:table-cell table:style-name="ce85" table:formula="oooc:=SUM([.D6:.D9])" office:value-type="float" office:value="42276">
            <text:p><text:s/>42.276 </text:p>
          </table:table-cell>
          <table:table-cell table:style-name="ce89"/>
          <table:table-cell table:style-name="ce89" table:formula="oooc:=SUM([.F6:.F9])" office:value-type="float" office:value="176398.5">
            <text:p><text:s/>€ 176.398,50 </text:p>
          </table:table-cell>
          <table:table-cell table:style-name="ce89" table:formula="oooc:=SUM([.G6:.G9])" office:value-type="float" office:value="231346.5">
            <text:p><text:s/>€ 231.346,50 </text:p>
          </table:table-cell>
          <table:table-cell table:style-name="ce89" table:formula="oooc:=SUM([.H6:.H9])" office:value-type="float" office:value="385260">
            <text:p><text:s/>€ 385.260,00 </text:p>
          </table:table-cell>
          <table:table-cell table:style-name="ce89" table:formula="oooc:=SUM([.F10:.H10])" office:value-type="float" office:value="793005">
            <text:p><text:s/>€ 793.005,00 </text:p>
          </table:table-cell>
          <table:table-cell table:number-columns-repeated="247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/>
          <table:table-cell table:style-name="ce86" office:value-type="string" office:string-value="Percentuali" table:number-columns-spanned="3" table:number-rows-spanned="1">
            <office:annotation draw:style-name="gr2" draw:text-style-name="P2" svg:width="1.3921in" svg:height="0.6953in" svg:x="3.6091in" svg:y="1.7638in" draw:caption-point-x="-3.6091in" draw:caption-point-y="-1.7638in">
              <dc:creator>MC</dc:creator>
              <dc:date>2006-07-13T00:00:00</dc:date>
              <text:p text:style-name="P2"><text:span text:style-name="T1">Marco:</text:span></text:p>
              <text:p text:style-name="P2"><text:span text:style-name="T2">Sono le percentuali sul totale per stato.</text:span></text:p>
            </office:annotation>
            <text:p><text:s/>Percentuali </text:p>
          </table:table-cell>
          <table:covered-table-cell table:number-columns-repeated="2" table:style-name="ce86"/>
          <table:table-cell table:number-columns-repeated="252"/>
        </table:table-row>
        <table:table-row table:style-name="ro7">
          <table:table-cell table:style-name="ce79" office:value-type="string">
            <text:p>Vino</text:p>
          </table:table-cell>
          <table:table-cell table:style-name="ce83" office:value-type="string">
            <text:p>Gran Bretagna</text:p>
          </table:table-cell>
          <table:table-cell table:style-name="ce83" office:value-type="string">
            <text:p>Germania</text:p>
          </table:table-cell>
          <table:table-cell table:style-name="ce83" office:value-type="string">
            <text:p>Stati Uniti</text:p>
          </table:table-cell>
          <table:table-cell table:number-columns-repeated="2"/>
          <table:table-cell table:style-name="ce90" office:value-type="string">
            <text:p>Massimo</text:p>
          </table:table-cell>
          <table:table-cell table:style-name="ce90" office:value-type="string">
            <text:p>Minimo</text:p>
          </table:table-cell>
          <table:table-cell table:style-name="ce90" office:value-type="string">
            <text:p>Media</text:p>
          </table:table-cell>
          <table:table-cell table:number-columns-repeated="247"/>
        </table:table-row>
        <table:table-row table:style-name="ro1">
          <table:table-cell office:value-type="string">
            <text:p>Pinot Bianco</text:p>
          </table:table-cell>
          <table:table-cell table:style-name="ce87" table:formula="oooc:=[.F6]/[.F$10]" office:value-type="percentage" office:value="0.149873723416015">
            <text:p>15%</text:p>
          </table:table-cell>
          <table:table-cell table:style-name="ce87" table:formula="oooc:=[.G6]/[.G$10]" office:value-type="percentage" office:value="0.331807483579825">
            <text:p>33%</text:p>
          </table:table-cell>
          <table:table-cell table:style-name="ce87" table:formula="oooc:=[.H6]/[.H$10]" office:value-type="percentage" office:value="0.191013860769351">
            <text:p>19%</text:p>
          </table:table-cell>
          <table:table-cell table:number-columns-repeated="2"/>
          <table:table-cell table:style-name="ce91" table:formula="oooc:=MAX([.$I$6:.$I$9])" office:value-type="float" office:value="241080">
            <text:p><text:s/>€ 241.080,00 </text:p>
          </table:table-cell>
          <table:table-cell table:style-name="ce91" table:formula="oooc:=MIN([.$I$6:.$I$9])" office:value-type="float" office:value="144816">
            <text:p><text:s/>€ 144.816,00 </text:p>
          </table:table-cell>
          <table:table-cell table:style-name="ce91" table:formula="oooc:=AVERAGE([.$I$6:.$I$9])" office:value-type="float" office:value="198251.25">
            <text:p><text:s/>€ 198.251,25 </text:p>
          </table:table-cell>
          <table:table-cell table:number-columns-repeated="247"/>
        </table:table-row>
        <table:table-row table:style-name="ro1">
          <table:table-cell office:value-type="string">
            <text:p>Chianti Classico</text:p>
          </table:table-cell>
          <table:table-cell table:style-name="ce87" table:formula="oooc:=[.F7]/[.F$10]" office:value-type="percentage" office:value="0.231073393481237">
            <text:p>23%</text:p>
          </table:table-cell>
          <table:table-cell table:style-name="ce87" table:formula="oooc:=[.G7]/[.G$10]" office:value-type="percentage" office:value="0.381246312349657">
            <text:p>38%</text:p>
          </table:table-cell>
          <table:table-cell table:style-name="ce87" table:formula="oooc:=[.H7]/[.H$10]" office:value-type="percentage" office:value="0.263089861392306">
            <text:p>26%</text:p>
          </table:table-cell>
          <table:table-cell table:number-columns-repeated="252"/>
        </table:table-row>
        <table:table-row table:style-name="ro1">
          <table:table-cell office:value-type="string">
            <text:p>Barolo</text:p>
          </table:table-cell>
          <table:table-cell table:style-name="ce87" table:formula="oooc:=[.F8]/[.F$10]" office:value-type="percentage" office:value="0.512929531713705">
            <text:p>51%</text:p>
          </table:table-cell>
          <table:table-cell table:style-name="ce87" table:formula="oooc:=[.G8]/[.G$10]" office:value-type="percentage" office:value="0.123243705869767">
            <text:p>12%</text:p>
          </table:table-cell>
          <table:table-cell table:style-name="ce87" table:formula="oooc:=[.H8]/[.H$10]" office:value-type="percentage" office:value="0.316897679489176">
            <text:p>32%</text:p>
          </table:table-cell>
          <table:table-cell table:number-columns-repeated="252"/>
        </table:table-row>
        <table:table-row table:style-name="ro1">
          <table:table-cell office:value-type="string">
            <text:p>Barbera</text:p>
          </table:table-cell>
          <table:table-cell table:style-name="ce87" table:formula="oooc:=[.F9]/[.F$10]" office:value-type="percentage" office:value="0.106123351389042">
            <text:p>11%</text:p>
          </table:table-cell>
          <table:table-cell table:style-name="ce87" table:formula="oooc:=[.G9]/[.G$10]" office:value-type="percentage" office:value="0.163702498200751">
            <text:p>16%</text:p>
          </table:table-cell>
          <table:table-cell table:style-name="ce87" table:formula="oooc:=[.H9]/[.H$10]" office:value-type="percentage" office:value="0.228998598349167">
            <text:p>23%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Comic Sans MS" svg:font-family="'Comic Sans MS'" style:font-family-generic="script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it" fo:country="IT" style:font-name-asian="Arial Unicode MS" style:language-asian="it" style:country-asian="IT" style:font-name-complex="Tahoma" style:language-complex="it" style:country-complex="IT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it" style:country-asian="IT" style:font-size-complex="24pt" style:language-complex="it" style:country-complex="IT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-</number:text>
      <number:number number:decimal-places="0" number:min-integer-digits="1" number:grouping="true"/>
      <number:text> </number:text>
    </number:number-style>
    <number:number-style style:name="N112P2" style:volatile="true">
      <number:text>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€ </number:text>
      <number:number number:decimal-places="2" number:min-integer-digits="1" number:grouping="true"/>
      <number:text> </number:text>
    </number:number-style>
    <number:number-style style:name="N115P1" style:volatile="true">
      <number:text>-€ </number:text>
      <number:number number:decimal-places="2" number:min-integer-digits="1" number:grouping="true"/>
      <number:text> </number:text>
    </number:number-style>
    <number:number-style style:name="N115P2" style:volatile="true">
      <number:text> € 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29P0" style:volatile="true">
      <number:text> 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9P2" style:volatile="true">
      <number:text> </number:text>
      <number:currency-symbol>€</number:currency-symbol>
      <number:text> -</number:text>
      <number:number number: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£. </number:text>
      <number:number number:decimal-places="0" number:min-integer-digits="1" number:grouping="true"/>
      <number:text> </number:text>
    </number:number-style>
    <number:number-style style:name="N130P1" style:volatile="true">
      <number:text>-£. </number:text>
      <number:number number:decimal-places="0" number:min-integer-digits="1" number:grouping="true"/>
      <number:text> </number:text>
    </number:number-style>
    <number:number-style style:name="N130P2" style:volatile="true">
      <number:text> £.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3P0" style:volatile="true">
      <number:text> € </number:text>
      <number:number number:decimal-places="0" number:min-integer-digits="1" number:grouping="true"/>
      <number:text> </number:text>
    </number:number-style>
    <number:number-style style:name="N113P1" style:volatile="true">
      <number:text>-€ </number:text>
      <number:number number:decimal-places="0" number:min-integer-digits="1" number:grouping="true"/>
      <number:text> </number:text>
    </number:number-style>
    <number:number-style style:name="N113P2" style:volatile="true">
      <number:text> € 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6">
      <number:minutes number:style="long"/>
      <number:text>.</number:text>
      <number:seconds number:style="long"/>
    </number:time-style>
    <number:time-style style:name="N11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8">
      <number:minutes number:style="long"/>
      <number:text>.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L. </number:text>
      <number:number number:decimal-places="0" number:min-integer-digits="1" number:grouping="true"/>
    </number:number-style>
    <number:number-style style:name="N120">
      <number:text>-L.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L. </number:text>
      <number:number number:decimal-places="0" number:min-integer-digits="1" number:grouping="true"/>
    </number:number-style>
    <number:number-style style:name="N121">
      <style:text-properties fo:color="#ff0000"/>
      <number:text>-L.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L. </number:text>
      <number:number number:decimal-places="2" number:min-integer-digits="1" number:grouping="true"/>
    </number:number-style>
    <number:number-style style:name="N122">
      <number:text>-L.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L. </number:text>
      <number:number number:decimal-places="2" number:min-integer-digits="1" number:grouping="true"/>
    </number:number-style>
    <number:number-style style:name="N123">
      <style:text-properties fo:color="#ff0000"/>
      <number:text>-L.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L. </number:text>
      <number:number number:decimal-places="0" number:min-integer-digits="1" number:grouping="true"/>
      <number:text> </number:text>
    </number:number-style>
    <number:number-style style:name="N124P1" style:volatile="true">
      <number:text>-L. </number:text>
      <number:number number:decimal-places="0" number:min-integer-digits="1" number:grouping="true"/>
      <number:text> </number:text>
    </number:number-style>
    <number:number-style style:name="N124P2" style:volatile="true">
      <number:text> L.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L. </number:text>
      <number:number number:decimal-places="2" number:min-integer-digits="1" number:grouping="true"/>
      <number:text> </number:text>
    </number:number-style>
    <number:number-style style:name="N125P1" style:volatile="true">
      <number:text>-L. </number:text>
      <number:number number:decimal-places="2" number:min-integer-digits="1" number:grouping="true"/>
      <number:text> </number:text>
    </number:number-style>
    <number:number-style style:name="N125P2" style:volatile="true">
      <number:text> L.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number:min-integer-digits="1"/>
    </number:number-style>
    <number:number-style style:name="N127P0" style:volatile="true">
      <number:text> </number:text>
      <number:number number:decimal-places="1" number:min-integer-digits="1" number:grouping="true"/>
      <number:text> </number:text>
    </number:number-style>
    <number:number-style style:name="N127P1" style:volatile="true">
      <number:text>-</number:text>
      <number:number number:decimal-places="1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1" number:min-integer-digits="1" number:grouping="true"/>
    </number:number-style>
    <number:number-style style:name="N131P0" style:volatile="true">
      <number:number number:decimal-places="1" number:min-integer-digits="1"/>
    </number:number-style>
    <number:number-style style:name="N131">
      <style:text-properties fo:color="#ff0000"/>
      <number:number number:decimal-places="1" number:min-integer-digits="1"/>
      <style:map style:condition="value()&gt;=0" style:apply-style-name="N131P0"/>
    </number:number-style>
    <number:number-style style:name="N132P0" style:volatile="true">
      <number:text>Sì</number:text>
    </number:number-style>
    <number:number-style style:name="N132P1" style:volatile="true">
      <number:text>Sì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Vero</number:text>
    </number:number-style>
    <number:number-style style:name="N133P1" style:volatile="true">
      <number:text>Vero</number:text>
    </number:number-style>
    <number:number-style style:name="N133">
      <number:text>Fals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Attivo</number:text>
    </number:number-style>
    <number:number-style style:name="N134P1" style:volatile="true">
      <number:text>Attivo</number:text>
    </number:number-style>
    <number:number-style style:name="N134">
      <number:text>Disattivo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5P0"/>
    </number:currency-style>
    <number:time-style style:name="N136">
      <number:hours/>
      <number:text>.</number:text>
      <number:minutes number:style="long"/>
      <number:text>.</number:text>
      <number:seconds number:style="long"/>
    </number:time-style>
    <number:date-style style:name="N137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time-style style:name="N138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39P0" style:volatile="true">
      <number:hours/>
      <number:text>.</number:text>
      <number:minutes number:style="long"/>
    </number:time-style>
    <number:text-style style:name="N139">
      <number:text-content/>
      <style:map style:condition="value()&gt;=0" style:apply-style-name="N139P0"/>
    </number:text-style>
    <number:time-style style:name="N140" number:truncate-on-overflow="false">
      <number:hours/>
      <number:text>.</number:text>
      <number:minutes number:style="long"/>
    </number:time-style>
    <number:time-style style:name="N141" number:truncate-on-overflow="false">
      <number:hours/>
    </number:time-style>
    <number:number-style style:name="N142P0" style:volatile="true">
      <number:text> </number:text>
      <number:number number:decimal-places="1" number:min-integer-digits="1" number:grouping="true"/>
      <number:text> </number:text>
    </number:number-style>
    <number:number-style style:name="N142P1" style:volatile="true">
      <number:text>-</number:text>
      <number:number number:decimal-places="1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1P0" style:volatile="true" number:language="it" number:country="IT">
      <number:text>€ </number:text>
      <number:number number:decimal-places="0" number:min-integer-digits="1" number:grouping="true"/>
    </number:number-style>
    <number:number-style style:name="N10111" number:language="it" number:country="IT">
      <number:text>-€ 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2" number:min-integer-digits="1" number:grouping="true"/>
    </number:number-style>
    <number:number-style style:name="N10113" number:language="it" number:country="IT">
      <number:text>-€ </number:text>
      <number:number number:decimal-places="2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4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29"/>
    <style:style style:name="Valuta_20__28_0_29__5f_Tav_20_1" style:display-name="Valuta (0)_Tav 1" style:family="table-cell" style:parent-style-name="Default" style:data-style-name="N130"/>
    <style:style style:name="Excel_5f_BuiltIn_5f_Comma_5f_0" style:display-name="Excel_BuiltIn_Comma_0" style:family="table-cell" style:parent-style-name="Default" style:data-style-name="N112"/>
    <style:style style:name="Excel_5f_BuiltIn_5f_Currency" style:display-name="Excel_BuiltIn_Currency" style:family="table-cell" style:parent-style-name="Default" style:data-style-name="N115"/>
    <style:style style:name="Excel_5f_BuiltIn_5f_Comma" style:display-name="Excel_BuiltIn_Comma" style:family="table-cell" style:parent-style-name="Default" style:data-style-name="N114"/>
    <style:style style:name="Excel_5f_BuiltIn_5f_Percent" style:display-name="Excel_BuiltIn_Percent" style:family="table-cell" style:parent-style-name="Default" style:data-style-name="N10"/>
    <draw:marker draw:name="msArrowEnd_20_5" draw:display-name="msArrowEnd 5" svg:viewBox="0 0 210 210" svg:d="m105 0 105 210h-21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5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13">13/07/2006</text:date>, <text:time>16.29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Sport" style:display-name="PageStyle_Spor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iudici" style:display-name="PageStyle_Giudic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a_20_Dati" style:display-name="PageStyle_Tabella Da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ov_5f_05" style:display-name="PageStyle_Nov_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ic_5f_05" style:display-name="PageStyle_Dic_0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iepilogo" style:display-name="PageStyle_Riepilog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rafico" style:display-name="PageStyle_Grafico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Casuale" style:display-name="PageStyle_Casua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parti" style:display-name="PageStyle_Reparti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antine" style:display-name="PageStyle_Cantin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1-08T17:27:31</meta:creation-date>
    <dc:creator>Marco Caresia</dc:creator>
    <dc:date>2006-07-13T16:29:59</dc:date>
    <meta:print-date>2006-07-13T16:28:44</meta:print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0" meta:cell-count="10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time-style style:name="N141" number:truncate-on-overflow="false">
      <number:hours/>
    </number:time-style>
    <style:style style:name="ch1" style:family="chart">
      <style:graphic-properties draw:stroke="none" draw:fill-color="#ffffff"/>
    </style:style>
    <style:style style:name="ch2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5.3000001907349pt" fo:font-style="normal" fo:text-shadow="none" style:text-underline-style="none" fo:font-weight="bold" style:font-family-asian="'Arial Unicode MS'" style:font-family-generic-asian="system" style:font-pitch-asian="variable" style:font-size-asian="26.8999996185303pt" style:font-family-complex="Tahoma" style:font-family-generic-complex="system" style:font-pitch-complex="variable" style:font-size-complex="26.8999996185303pt"/>
    </style:style>
    <style:style style:name="ch3" style:family="chart">
      <style:graphic-properties draw:stroke="solid" svg:stroke-width="0.035cm" svg:stroke-color="#000000" svg:stroke-opacity="100%" draw:fill="solid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6" style:family="chart">
      <style:chart-properties style:rotation-angle="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7" style:family="chart" style:data-style-name="N141">
      <style:chart-properties chart:display-label="true" chart:tick-marks-major-inner="false" chart:tick-marks-major-outer="true" chart:tick-marks-minor-inner="false" chart:tick-marks-minor-outer="false" chart:logarithmic="false" chart:minimum="0" chart:maximum="1.59" chart:gap-width="15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4.5pt" style:font-family-complex="Tahoma" style:font-family-generic-complex="system" style:font-pitch-complex="variable" style:font-size-complex="14.5pt"/>
    </style:style>
    <style:style style:name="ch8" style:family="chart">
      <style:chart-properties style:rotation-angle="90" style:direction="ltr"/>
      <style:graphic-properties draw:stroke="none" draw:fill="none" draw:fill-color="#ffffff"/>
      <style:text-properties fo:color="#000000" style:text-outline="false" style:text-line-through-style="none" fo:font-family="Arial" style:font-family-generic="swiss" style:font-pitch="variable" fo:font-size="12pt" fo:font-style="normal" fo:text-shadow="none" style:text-underline-style="none" fo:font-weight="bold" style:font-family-asian="'Arial Unicode MS'" style:font-family-generic-asian="system" style:font-pitch-asian="variable" style:font-size-asian="18.7000007629395pt" style:font-family-complex="Tahoma" style:font-family-generic-complex="system" style:font-pitch-complex="variable" style:font-size-complex="18.7000007629395pt"/>
    </style:style>
    <style:style style:name="ch9" style:family="chart">
      <style:graphic-properties draw:stroke="solid" svg:stroke-width="0.035cm" svg:stroke-color="#000000" svg:stroke-opacity="100%"/>
    </style:style>
    <style:style style:name="ch10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99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1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993366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2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ffffcc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3" style:family="chart">
      <style:chart-properties chart:symbol-type="none" chart:symbol-width="0.176cm" chart:symbol-height="0.176cm"/>
      <style:graphic-properties draw:stroke="solid" svg:stroke-width="0.035cm" svg:stroke-color="#000000" svg:stroke-opacity="100%" draw:fill="solid" draw:fill-color="#ccffff"/>
      <style:text-properties fo:font-family="Arial" style:font-family-generic="swiss" style:font-pitch="variable" fo:font-size="12.3999996185303pt" style:font-family-asian="'Arial Unicode MS'" style:font-family-generic-asian="system" style:font-pitch-asian="variable" style:font-size-asian="12.3999996185303pt" style:font-family-complex="Tahoma" style:font-family-generic-complex="system" style:font-pitch-complex="variable" style:font-size-complex="12.3999996185303pt"/>
    </style:style>
    <style:style style:name="ch14" style:family="chart">
      <style:graphic-properties draw:stroke="solid" svg:stroke-width="0.035cm" svg:stroke-color="#808080" svg:stroke-opacity="100%" draw:fill="solid" draw:fill-color="#c0c0c0"/>
    </style:style>
    <style:style style:name="ch15" style:family="chart">
      <style:graphic-properties draw:stroke="none" draw:fill-color="#999999"/>
    </style:style>
  </office:automatic-styles>
  <office:body>
    <office:chart>
      <chart:chart svg:width="24.4cm" svg:height="14.502cm" chart:class="chart:bar" chart:style-name="ch1">
        <chart:title svg:x="9.345cm" svg:y="0.29cm" chart:style-name="ch2">
          <text:p>Conteggio ore - Dic.05</text:p>
        </chart:title>
        <chart:legend chart:legend-position="bottom" svg:x="1.494cm" svg:y="13.457cm" chart:style-name="ch3"/>
        <chart:plot-area chart:style-name="ch4" table:cell-range-address="Riepilogo.$A$1:.$F$5" chart:data-source-has-labels="both" chart:table-number-list="5" svg:x="0.488cm" svg:y="1.484cm" svg:width="23.424cm" svg:height="11.394cm">
          <chart:axis chart:dimension="x" chart:name="primary-x" chart:style-name="ch5">
            <chart:title svg:x="11.746cm" svg:y="12.392cm" chart:style-name="ch6">
              <text:p>Dipendente</text:p>
            </chart:title>
            <chart:categories table:cell-range-address="local-table.A2:.A6"/>
          </chart:axis>
          <chart:axis chart:dimension="y" chart:name="primary-y" chart:style-name="ch7">
            <chart:title svg:x="0.488cm" svg:y="6.844cm" chart:style-name="ch8">
              <text:p>Ore</text:p>
            </chart:title>
            <chart:grid chart:style-name="ch9" chart:class="major"/>
          </chart:axis>
          <chart:series chart:style-name="ch10">
            <chart:data-point chart:repeated="5"/>
          </chart:series>
          <chart:series chart:style-name="ch11">
            <chart:data-point chart:repeated="5"/>
          </chart:series>
          <chart:series chart:style-name="ch12">
            <chart:data-point chart:repeated="5"/>
          </chart:series>
          <chart:series chart:style-name="ch13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anchi</text:p>
              </table:table-cell>
              <table:table-cell office:value-type="string">
                <text:p>Esposito</text:p>
              </table:table-cell>
              <table:table-cell office:value-type="string">
                <text:p>Ferrari</text:p>
              </table:table-cell>
              <table:table-cell office:value-type="string">
                <text:p>Rizzo</text:p>
              </table:table-cell>
              <table:table-cell office:value-type="string">
                <text:p>Rossi</text:p>
              </table:table-cell>
            </table:table-row>
          </table:table-header-rows>
          <table:table-rows>
            <table:table-row>
              <table:table-cell office:value-type="string">
                <text:p>01/12/2005 - 07/12/2005</text:p>
              </table:table-cell>
              <table:table-cell office:value-type="float" office:value="1.57209490740741">
                <text:p>1.57209490740741</text:p>
              </table:table-cell>
              <table:table-cell office:value-type="float" office:value="0.351770833333333">
                <text:p>0.351770833333333</text:p>
              </table:table-cell>
              <table:table-cell office:value-type="float" office:value="0.756423611111111">
                <text:p>0.756423611111111</text:p>
              </table:table-cell>
              <table:table-cell office:value-type="float" office:value="0.412800925925926">
                <text:p>0.412800925925926</text:p>
              </table:table-cell>
              <table:table-cell office:value-type="float" office:value="0.353877314814815">
                <text:p>0.353877314814815</text:p>
              </table:table-cell>
            </table:table-row>
            <table:table-row>
              <table:table-cell office:value-type="string">
                <text:p>08/12/2005 - 14/12/2005</text:p>
              </table:table-cell>
              <table:table-cell office:value-type="float" office:value="0.699537037037037">
                <text:p>0.699537037037037</text:p>
              </table:table-cell>
              <table:table-cell office:value-type="float" office:value="1.#NAN">
                <text:p>1.#NAN</text:p>
              </table:table-cell>
              <table:table-cell office:value-type="float" office:value="1.10399305555556">
                <text:p>1.10399305555556</text:p>
              </table:table-cell>
              <table:table-cell office:value-type="float" office:value="1.#NAN">
                <text:p>1.#NAN</text:p>
              </table:table-cell>
              <table:table-cell office:value-type="float" office:value="0.73625">
                <text:p>0.73625</text:p>
              </table:table-cell>
            </table:table-row>
            <table:table-row>
              <table:table-cell office:value-type="string">
                <text:p>15/12/2005 - 21/12/2005</text:p>
              </table:table-cell>
              <table:table-cell office:value-type="float" office:value="1.#NAN">
                <text:p>1.#NAN</text:p>
              </table:table-cell>
              <table:table-cell office:value-type="float" office:value="0.374236111111111">
                <text:p>0.374236111111111</text:p>
              </table:table-cell>
              <table:table-cell office:value-type="float" office:value="0.765949074074074">
                <text:p>0.765949074074074</text:p>
              </table:table-cell>
              <table:table-cell office:value-type="float" office:value="0.341608796296296">
                <text:p>0.341608796296296</text:p>
              </table:table-cell>
              <table:table-cell office:value-type="float" office:value="0.364386574074074">
                <text:p>0.364386574074074</text:p>
              </table:table-cell>
            </table:table-row>
            <table:table-row>
              <table:table-cell office:value-type="string">
                <text:p>22/12/2005 - 27/12/2005</text:p>
              </table:table-cell>
              <table:table-cell office:value-type="float" office:value="1.13017361111111">
                <text:p>1.13017361111111</text:p>
              </table:table-cell>
              <table:table-cell office:value-type="float" office:value="1.#NAN">
                <text:p>1.#NAN</text:p>
              </table:table-cell>
              <table:table-cell office:value-type="float" office:value="0.376539351851852">
                <text:p>0.376539351851852</text:p>
              </table:table-cell>
              <table:table-cell office:value-type="float" office:value="0.706793981481481">
                <text:p>0.706793981481481</text:p>
              </table:table-cell>
              <table:table-cell office:value-type="float" office:value="0.374247685185185">
                <text:p>0.37424768518518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